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color="#0B0C0C" style:font-name="Helvetica" style:font-name-asian="Helvetica" style:font-name-complex="Helvetica"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8pt" style:font-size-asian="18pt" style:font-size-complex="18pt"/>
    </style:style>
    <style:style style:name="ce4" style:family="table-cell" style:parent-style-name="Default" style:data-style-name="N0">
      <style:table-cell-properties style:vertical-align="automatic" fo:wrap-option="wrap"/>
      <style:text-properties fo:color="#0B0C0C" style:font-name="Helvetica" style:font-name-asian="Helvetica" style:font-name-complex="Helvetica" fo:font-size="18pt" style:font-size-asian="18pt" style:font-size-complex="18pt"/>
    </style:style>
    <style:style style:name="ce5" style:family="table-cell" style:parent-style-name="Default" style:data-style-name="N0">
      <style:table-cell-properties style:vertical-align="automatic" fo:wrap-option="wrap"/>
      <style:text-properties fo:color="#0B0C0C" style:font-name="Helvetica" style:font-name-asian="Helvetica" style:font-name-complex="Helvetica" fo:font-size="18pt" style:font-size-asian="18pt" style:font-size-complex="18pt" fo:font-weight="bold" style:font-weight-asian="bold" style:font-weight-complex="bold"/>
    </style:style>
    <style:style style:name="ce6" style:family="table-cell" style:parent-style-name="Hyperlink" style:data-style-name="N0">
      <style:table-cell-properties style:vertical-align="automatic" fo:wrap-option="wrap"/>
      <style:text-properties fo:color="#0563C1" fo:font-size="18pt" style:font-size-asian="18pt" style:font-size-complex="18pt" style:text-underline-style="solid" style:text-underline-type="single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Heading_32_1" style:data-style-name="N0">
      <style:table-cell-properties fo:border-top="thin solid #4472C4" fo:border-bottom="thin solid #4472C4" fo:border-left="none" fo:border-right="none" style:vertical-align="top" fo:wrap-option="wrap" fo:background-color="#D9E1F2" style:repeat-content="false"/>
      <style:paragraph-properties fo:text-align="start" fo:margin-left="0cm"/>
      <style:text-properties fo:color="#44546A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4472C4" fo:border-bottom="thin solid #4472C4" fo:border-left="thin solid #000000" fo:border-right="none" style:vertical-align="top" fo:wrap-option="wrap" fo:background-color="#D9E1F2" style:repeat-content="false"/>
      <style:paragraph-properties fo:text-align="start" fo:margin-left="0cm"/>
      <style:text-properties fo:color="#44546A" fo:font-size="14pt" style:font-size-asian="14pt" style:font-size-complex="14pt" fo:font-weight="bold" style:font-weight-asian="bold" style:font-weight-complex="bold"/>
    </style:style>
    <style:style style:name="ce12" style:family="table-cell" style:parent-style-name="Heading_32_1" style:data-style-name="N0">
      <style:table-cell-properties fo:border-top="thin solid #4472C4" fo:border-bottom="thin solid #4472C4" fo:border-left="thin solid #000000" fo:border-right="none" style:vertical-align="top" fo:wrap-option="wrap" fo:background-color="#D9E1F2" style:repeat-content="false"/>
      <style:paragraph-properties fo:text-align="center"/>
      <style:text-properties fo:color="#44546A" fo:font-size="14pt" style:font-size-asian="14pt" style:font-size-complex="14pt" fo:font-weight="bold" style:font-weight-asian="bold" style:font-weight-complex="bold"/>
    </style:style>
    <style:style style:name="ce13" style:family="table-cell" style:parent-style-name="Heading_32_1" style:data-style-name="N0">
      <style:table-cell-properties fo:border-top="thin solid #4472C4" fo:border-bottom="thin solid #4472C4" fo:border-left="none" fo:border-right="none" style:vertical-align="top" fo:wrap-option="wrap" fo:background-color="#D9E1F2" style:repeat-content="false"/>
      <style:paragraph-properties fo:text-align="center"/>
      <style:text-properties fo:color="#44546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513184" fo:font-size="14pt" style:font-size-asian="14pt" style:font-size-complex="14pt" style:text-underline-style="solid" style:text-underline-type="single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top" fo:wrap-option="wrap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style:vertical-align="top" fo:wrap-option="wrap"/>
      <style:text-properties fo:font-size="14pt" style:font-size-asian="14pt" style:font-size-complex="14pt"/>
    </style:style>
    <style:style style:name="ce20" style:family="table-cell" style:parent-style-name="Hyperlink" style:data-style-name="N0">
      <style:table-cell-properties style:vertical-align="top" fo:wrap-option="wrap" style:repeat-content="false"/>
      <style:paragraph-properties fo:text-align="start" fo:margin-left="0cm"/>
      <style:text-properties fo:color="#0563C1" fo:font-size="14pt" style:font-size-asian="14pt" style:font-size-complex="14pt" style:text-underline-style="solid" style:text-underline-type="single"/>
    </style:style>
    <style:style style:name="ce2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B0C0C" fo:font-size="14pt" style:font-size-asian="14pt" style:font-size-complex="14pt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order-top="none" fo:border-bottom="thin solid #4472C4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ext-properties fo:color="#1D1D1D"/>
    </style:style>
    <style:style style:name="ce25" style:family="table-cell" style:parent-style-name="Default" style:data-style-name="N0">
      <style:table-cell-properties style:vertical-align="top"/>
    </style:style>
    <style:style style:name="co1" style:family="table-column">
      <style:table-column-properties fo:break-before="auto" style:column-width="18.7854166666667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9.81604166666667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8.14916666666667cm" style:use-optimal-column-width="true"/>
    </style:style>
    <style:style style:name="co7" style:family="table-column">
      <style:table-column-properties fo:break-before="auto" style:column-width="8.78416666666667cm"/>
    </style:style>
    <style:style style:name="co8" style:family="table-column">
      <style:table-column-properties fo:break-before="auto" style:column-width="8.651875cm"/>
    </style:style>
    <style:style style:name="co9" style:family="table-column">
      <style:table-column-properties fo:break-before="auto" style:column-width="8.09625cm" style:use-optimal-column-width="true"/>
    </style:style>
    <style:style style:name="ro1" style:family="table-row">
      <style:table-row-properties style:row-height="32pt" style:use-optimal-row-height="true" fo:break-before="auto"/>
    </style:style>
    <style:style style:name="ro2" style:family="table-row">
      <style:table-row-properties style:row-height="337pt" style:use-optimal-row-height="true" fo:break-before="auto"/>
    </style:style>
    <style:style style:name="ro3" style:family="table-row">
      <style:table-row-properties style:row-height="73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5pt" style:use-optimal-row-height="true" fo:break-before="auto"/>
    </style:style>
    <style:style style:name="ro6" style:family="table-row">
      <style:table-row-properties style:row-height="20pt" style:use-optimal-row-height="true" fo:break-before="auto"/>
    </style:style>
    <style:style style:name="ro7" style:family="table-row">
      <style:table-row-properties style:row-height="40pt" style:use-optimal-row-height="true" fo:break-before="auto"/>
    </style:style>
    <style:style style:name="ro8" style:family="table-row">
      <style:table-row-properties style:row-height="19pt" style:use-optimal-row-height="true" fo:break-before="auto"/>
    </style:style>
    <style:style style:name="ro9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]))))" style:apply-style-name="cf9" style:base-cell-address="Basic_checks.C5"/>
      <style:map style:condition="of:is-true-formula(NOT(ISERROR(SEARCH(&quot;Passed&quot;;[.C5]))))" style:apply-style-name="cf10" style:base-cell-address="Basic_checks.C5"/>
      <style:map style:condition="of:is-true-formula(NOT(ISERROR(SEARCH(&quot;Failed&quot;;[.C5]))))" style:apply-style-name="cf6" style:base-cell-address="Basic_checks.C5"/>
      <style:map style:condition="of:is-true-formula(NOT(ISERROR(SEARCH(&quot;Not applicable&quot;;[.C5]))))" style:apply-style-name="cf7" style:base-cell-address="Basic_checks.C5"/>
      <style:map style:condition="of:is-true-formula(NOT(ISERROR(SEARCH(&quot;Not checked&quot;;[.C5]))))" style:apply-style-name="cf8" style:base-cell-address="Basic_checks.C5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6]))))" style:apply-style-name="cf9" style:base-cell-address="Basic_checks.C6"/>
      <style:map style:condition="of:is-true-formula(NOT(ISERROR(SEARCH(&quot;Passed&quot;;[.C6]))))" style:apply-style-name="cf10" style:base-cell-address="Basic_checks.C6"/>
      <style:map style:condition="of:is-true-formula(NOT(ISERROR(SEARCH(&quot;Failed&quot;;[.C6]))))" style:apply-style-name="cf6" style:base-cell-address="Basic_checks.C6"/>
      <style:map style:condition="of:is-true-formula(NOT(ISERROR(SEARCH(&quot;Not applicable&quot;;[.C6]))))" style:apply-style-name="cf7" style:base-cell-address="Basic_checks.C6"/>
      <style:map style:condition="of:is-true-formula(NOT(ISERROR(SEARCH(&quot;Not checked&quot;;[.C6]))))" style:apply-style-name="cf8" style:base-cell-address="Basic_checks.C6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]))))" style:apply-style-name="cf9" style:base-cell-address="Basic_checks.C4"/>
      <style:map style:condition="of:is-true-formula(NOT(ISERROR(SEARCH(&quot;Passed&quot;;[.C4]))))" style:apply-style-name="cf10" style:base-cell-address="Basic_checks.C4"/>
      <style:map style:condition="of:is-true-formula(NOT(ISERROR(SEARCH(&quot;Failed&quot;;[.C4]))))" style:apply-style-name="cf6" style:base-cell-address="Basic_checks.C4"/>
      <style:map style:condition="of:is-true-formula(NOT(ISERROR(SEARCH(&quot;Not applicable&quot;;[.C4]))))" style:apply-style-name="cf7" style:base-cell-address="Basic_checks.C4"/>
      <style:map style:condition="of:is-true-formula(NOT(ISERROR(SEARCH(&quot;Not checked&quot;;[.C4]))))" style:apply-style-name="cf8" style:base-cell-address="Basic_checks.C4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]))))" style:apply-style-name="cf9" style:base-cell-address="Basic_checks.C3"/>
      <style:map style:condition="of:is-true-formula(NOT(ISERROR(SEARCH(&quot;Passed&quot;;[.C3]))))" style:apply-style-name="cf10" style:base-cell-address="Basic_checks.C3"/>
      <style:map style:condition="of:is-true-formula(NOT(ISERROR(SEARCH(&quot;Failed&quot;;[.C3]))))" style:apply-style-name="cf6" style:base-cell-address="Basic_checks.C3"/>
      <style:map style:condition="of:is-true-formula(NOT(ISERROR(SEARCH(&quot;Not applicable&quot;;[.C3]))))" style:apply-style-name="cf7" style:base-cell-address="Basic_checks.C3"/>
      <style:map style:condition="of:is-true-formula(NOT(ISERROR(SEARCH(&quot;Not checked&quot;;[.C3]))))" style:apply-style-name="cf8" style:base-cell-address="Basic_checks.C3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]))))" style:apply-style-name="cf9" style:base-cell-address="Basic_checks.E3"/>
      <style:map style:condition="of:is-true-formula(NOT(ISERROR(SEARCH(&quot;Passed&quot;;[.E3]))))" style:apply-style-name="cf10" style:base-cell-address="Basic_checks.E3"/>
      <style:map style:condition="of:is-true-formula(NOT(ISERROR(SEARCH(&quot;Failed&quot;;[.E3]))))" style:apply-style-name="cf6" style:base-cell-address="Basic_checks.E3"/>
      <style:map style:condition="of:is-true-formula(NOT(ISERROR(SEARCH(&quot;Not applicable&quot;;[.E3]))))" style:apply-style-name="cf7" style:base-cell-address="Basic_checks.E3"/>
      <style:map style:condition="of:is-true-formula(NOT(ISERROR(SEARCH(&quot;Not checked&quot;;[.E3]))))" style:apply-style-name="cf8" style:base-cell-address="Basic_checks.E3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9]))))" style:apply-style-name="cf9" style:base-cell-address="Basic_checks.C9"/>
      <style:map style:condition="of:is-true-formula(NOT(ISERROR(SEARCH(&quot;Passed&quot;;[.C9]))))" style:apply-style-name="cf10" style:base-cell-address="Basic_checks.C9"/>
      <style:map style:condition="of:is-true-formula(NOT(ISERROR(SEARCH(&quot;Failed&quot;;[.C9]))))" style:apply-style-name="cf6" style:base-cell-address="Basic_checks.C9"/>
      <style:map style:condition="of:is-true-formula(NOT(ISERROR(SEARCH(&quot;Not applicable&quot;;[.C9]))))" style:apply-style-name="cf7" style:base-cell-address="Basic_checks.C9"/>
      <style:map style:condition="of:is-true-formula(NOT(ISERROR(SEARCH(&quot;Not checked&quot;;[.C9]))))" style:apply-style-name="cf8" style:base-cell-address="Basic_checks.C9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0]))))" style:apply-style-name="cf9" style:base-cell-address="Basic_checks.C10"/>
      <style:map style:condition="of:is-true-formula(NOT(ISERROR(SEARCH(&quot;Passed&quot;;[.C10]))))" style:apply-style-name="cf10" style:base-cell-address="Basic_checks.C10"/>
      <style:map style:condition="of:is-true-formula(NOT(ISERROR(SEARCH(&quot;Failed&quot;;[.C10]))))" style:apply-style-name="cf6" style:base-cell-address="Basic_checks.C10"/>
      <style:map style:condition="of:is-true-formula(NOT(ISERROR(SEARCH(&quot;Not applicable&quot;;[.C10]))))" style:apply-style-name="cf7" style:base-cell-address="Basic_checks.C10"/>
      <style:map style:condition="of:is-true-formula(NOT(ISERROR(SEARCH(&quot;Not checked&quot;;[.C10]))))" style:apply-style-name="cf8" style:base-cell-address="Basic_checks.C10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8]))))" style:apply-style-name="cf9" style:base-cell-address="Basic_checks.C8"/>
      <style:map style:condition="of:is-true-formula(NOT(ISERROR(SEARCH(&quot;Passed&quot;;[.C8]))))" style:apply-style-name="cf10" style:base-cell-address="Basic_checks.C8"/>
      <style:map style:condition="of:is-true-formula(NOT(ISERROR(SEARCH(&quot;Failed&quot;;[.C8]))))" style:apply-style-name="cf6" style:base-cell-address="Basic_checks.C8"/>
      <style:map style:condition="of:is-true-formula(NOT(ISERROR(SEARCH(&quot;Not applicable&quot;;[.C8]))))" style:apply-style-name="cf7" style:base-cell-address="Basic_checks.C8"/>
      <style:map style:condition="of:is-true-formula(NOT(ISERROR(SEARCH(&quot;Not checked&quot;;[.C8]))))" style:apply-style-name="cf8" style:base-cell-address="Basic_checks.C8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1]))))" style:apply-style-name="cf9" style:base-cell-address="Basic_checks.C11"/>
      <style:map style:condition="of:is-true-formula(NOT(ISERROR(SEARCH(&quot;Passed&quot;;[.C11]))))" style:apply-style-name="cf10" style:base-cell-address="Basic_checks.C11"/>
      <style:map style:condition="of:is-true-formula(NOT(ISERROR(SEARCH(&quot;Failed&quot;;[.C11]))))" style:apply-style-name="cf6" style:base-cell-address="Basic_checks.C11"/>
      <style:map style:condition="of:is-true-formula(NOT(ISERROR(SEARCH(&quot;Not applicable&quot;;[.C11]))))" style:apply-style-name="cf7" style:base-cell-address="Basic_checks.C11"/>
      <style:map style:condition="of:is-true-formula(NOT(ISERROR(SEARCH(&quot;Not checked&quot;;[.C11]))))" style:apply-style-name="cf8" style:base-cell-address="Basic_checks.C11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1]))))" style:apply-style-name="cf9" style:base-cell-address="Basic_checks.E11"/>
      <style:map style:condition="of:is-true-formula(NOT(ISERROR(SEARCH(&quot;Passed&quot;;[.E11]))))" style:apply-style-name="cf10" style:base-cell-address="Basic_checks.E11"/>
      <style:map style:condition="of:is-true-formula(NOT(ISERROR(SEARCH(&quot;Failed&quot;;[.E11]))))" style:apply-style-name="cf6" style:base-cell-address="Basic_checks.E11"/>
      <style:map style:condition="of:is-true-formula(NOT(ISERROR(SEARCH(&quot;Not applicable&quot;;[.E11]))))" style:apply-style-name="cf7" style:base-cell-address="Basic_checks.E11"/>
      <style:map style:condition="of:is-true-formula(NOT(ISERROR(SEARCH(&quot;Not checked&quot;;[.E11]))))" style:apply-style-name="cf8" style:base-cell-address="Basic_checks.E11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3]))))" style:apply-style-name="cf9" style:base-cell-address="Basic_checks.C13"/>
      <style:map style:condition="of:is-true-formula(NOT(ISERROR(SEARCH(&quot;Passed&quot;;[.C13]))))" style:apply-style-name="cf10" style:base-cell-address="Basic_checks.C13"/>
      <style:map style:condition="of:is-true-formula(NOT(ISERROR(SEARCH(&quot;Failed&quot;;[.C13]))))" style:apply-style-name="cf6" style:base-cell-address="Basic_checks.C13"/>
      <style:map style:condition="of:is-true-formula(NOT(ISERROR(SEARCH(&quot;Not applicable&quot;;[.C13]))))" style:apply-style-name="cf7" style:base-cell-address="Basic_checks.C13"/>
      <style:map style:condition="of:is-true-formula(NOT(ISERROR(SEARCH(&quot;Not checked&quot;;[.C13]))))" style:apply-style-name="cf8" style:base-cell-address="Basic_checks.C13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3]))))" style:apply-style-name="cf9" style:base-cell-address="Basic_checks.E13"/>
      <style:map style:condition="of:is-true-formula(NOT(ISERROR(SEARCH(&quot;Passed&quot;;[.E13]))))" style:apply-style-name="cf10" style:base-cell-address="Basic_checks.E13"/>
      <style:map style:condition="of:is-true-formula(NOT(ISERROR(SEARCH(&quot;Failed&quot;;[.E13]))))" style:apply-style-name="cf6" style:base-cell-address="Basic_checks.E13"/>
      <style:map style:condition="of:is-true-formula(NOT(ISERROR(SEARCH(&quot;Not applicable&quot;;[.E13]))))" style:apply-style-name="cf7" style:base-cell-address="Basic_checks.E13"/>
      <style:map style:condition="of:is-true-formula(NOT(ISERROR(SEARCH(&quot;Not checked&quot;;[.E13]))))" style:apply-style-name="cf8" style:base-cell-address="Basic_checks.E13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3]))))" style:apply-style-name="cf9" style:base-cell-address="Basic_checks.G13"/>
      <style:map style:condition="of:is-true-formula(NOT(ISERROR(SEARCH(&quot;Passed&quot;;[.G13]))))" style:apply-style-name="cf10" style:base-cell-address="Basic_checks.G13"/>
      <style:map style:condition="of:is-true-formula(NOT(ISERROR(SEARCH(&quot;Failed&quot;;[.G13]))))" style:apply-style-name="cf6" style:base-cell-address="Basic_checks.G13"/>
      <style:map style:condition="of:is-true-formula(NOT(ISERROR(SEARCH(&quot;Not applicable&quot;;[.G13]))))" style:apply-style-name="cf7" style:base-cell-address="Basic_checks.G13"/>
      <style:map style:condition="of:is-true-formula(NOT(ISERROR(SEARCH(&quot;Not checked&quot;;[.G13]))))" style:apply-style-name="cf8" style:base-cell-address="Basic_checks.G13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4]))))" style:apply-style-name="cf9" style:base-cell-address="Basic_checks.E14"/>
      <style:map style:condition="of:is-true-formula(NOT(ISERROR(SEARCH(&quot;Passed&quot;;[.E14]))))" style:apply-style-name="cf10" style:base-cell-address="Basic_checks.E14"/>
      <style:map style:condition="of:is-true-formula(NOT(ISERROR(SEARCH(&quot;Failed&quot;;[.E14]))))" style:apply-style-name="cf6" style:base-cell-address="Basic_checks.E14"/>
      <style:map style:condition="of:is-true-formula(NOT(ISERROR(SEARCH(&quot;Not applicable&quot;;[.E14]))))" style:apply-style-name="cf7" style:base-cell-address="Basic_checks.E14"/>
      <style:map style:condition="of:is-true-formula(NOT(ISERROR(SEARCH(&quot;Not checked&quot;;[.E14]))))" style:apply-style-name="cf8" style:base-cell-address="Basic_checks.E14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4]))))" style:apply-style-name="cf9" style:base-cell-address="Basic_checks.C14"/>
      <style:map style:condition="of:is-true-formula(NOT(ISERROR(SEARCH(&quot;Passed&quot;;[.C14]))))" style:apply-style-name="cf10" style:base-cell-address="Basic_checks.C14"/>
      <style:map style:condition="of:is-true-formula(NOT(ISERROR(SEARCH(&quot;Failed&quot;;[.C14]))))" style:apply-style-name="cf6" style:base-cell-address="Basic_checks.C14"/>
      <style:map style:condition="of:is-true-formula(NOT(ISERROR(SEARCH(&quot;Not applicable&quot;;[.C14]))))" style:apply-style-name="cf7" style:base-cell-address="Basic_checks.C14"/>
      <style:map style:condition="of:is-true-formula(NOT(ISERROR(SEARCH(&quot;Not checked&quot;;[.C14]))))" style:apply-style-name="cf8" style:base-cell-address="Basic_checks.C14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4]))))" style:apply-style-name="cf9" style:base-cell-address="Basic_checks.G14"/>
      <style:map style:condition="of:is-true-formula(NOT(ISERROR(SEARCH(&quot;Passed&quot;;[.G14]))))" style:apply-style-name="cf10" style:base-cell-address="Basic_checks.G14"/>
      <style:map style:condition="of:is-true-formula(NOT(ISERROR(SEARCH(&quot;Failed&quot;;[.G14]))))" style:apply-style-name="cf6" style:base-cell-address="Basic_checks.G14"/>
      <style:map style:condition="of:is-true-formula(NOT(ISERROR(SEARCH(&quot;Not applicable&quot;;[.G14]))))" style:apply-style-name="cf7" style:base-cell-address="Basic_checks.G14"/>
      <style:map style:condition="of:is-true-formula(NOT(ISERROR(SEARCH(&quot;Not checked&quot;;[.G14]))))" style:apply-style-name="cf8" style:base-cell-address="Basic_checks.G14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5]))))" style:apply-style-name="cf9" style:base-cell-address="Basic_checks.E15"/>
      <style:map style:condition="of:is-true-formula(NOT(ISERROR(SEARCH(&quot;Passed&quot;;[.E15]))))" style:apply-style-name="cf10" style:base-cell-address="Basic_checks.E15"/>
      <style:map style:condition="of:is-true-formula(NOT(ISERROR(SEARCH(&quot;Failed&quot;;[.E15]))))" style:apply-style-name="cf6" style:base-cell-address="Basic_checks.E15"/>
      <style:map style:condition="of:is-true-formula(NOT(ISERROR(SEARCH(&quot;Not applicable&quot;;[.E15]))))" style:apply-style-name="cf7" style:base-cell-address="Basic_checks.E15"/>
      <style:map style:condition="of:is-true-formula(NOT(ISERROR(SEARCH(&quot;Not checked&quot;;[.E15]))))" style:apply-style-name="cf8" style:base-cell-address="Basic_checks.E15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5]))))" style:apply-style-name="cf9" style:base-cell-address="Basic_checks.C15"/>
      <style:map style:condition="of:is-true-formula(NOT(ISERROR(SEARCH(&quot;Passed&quot;;[.C15]))))" style:apply-style-name="cf10" style:base-cell-address="Basic_checks.C15"/>
      <style:map style:condition="of:is-true-formula(NOT(ISERROR(SEARCH(&quot;Failed&quot;;[.C15]))))" style:apply-style-name="cf6" style:base-cell-address="Basic_checks.C15"/>
      <style:map style:condition="of:is-true-formula(NOT(ISERROR(SEARCH(&quot;Not applicable&quot;;[.C15]))))" style:apply-style-name="cf7" style:base-cell-address="Basic_checks.C15"/>
      <style:map style:condition="of:is-true-formula(NOT(ISERROR(SEARCH(&quot;Not checked&quot;;[.C15]))))" style:apply-style-name="cf8" style:base-cell-address="Basic_checks.C15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6]))))" style:apply-style-name="cf9" style:base-cell-address="Basic_checks.C16"/>
      <style:map style:condition="of:is-true-formula(NOT(ISERROR(SEARCH(&quot;Passed&quot;;[.C16]))))" style:apply-style-name="cf10" style:base-cell-address="Basic_checks.C16"/>
      <style:map style:condition="of:is-true-formula(NOT(ISERROR(SEARCH(&quot;Failed&quot;;[.C16]))))" style:apply-style-name="cf6" style:base-cell-address="Basic_checks.C16"/>
      <style:map style:condition="of:is-true-formula(NOT(ISERROR(SEARCH(&quot;Not applicable&quot;;[.C16]))))" style:apply-style-name="cf7" style:base-cell-address="Basic_checks.C16"/>
      <style:map style:condition="of:is-true-formula(NOT(ISERROR(SEARCH(&quot;Not checked&quot;;[.C16]))))" style:apply-style-name="cf8" style:base-cell-address="Basic_checks.C16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6]))))" style:apply-style-name="cf9" style:base-cell-address="Basic_checks.E16"/>
      <style:map style:condition="of:is-true-formula(NOT(ISERROR(SEARCH(&quot;Passed&quot;;[.E16]))))" style:apply-style-name="cf10" style:base-cell-address="Basic_checks.E16"/>
      <style:map style:condition="of:is-true-formula(NOT(ISERROR(SEARCH(&quot;Failed&quot;;[.E16]))))" style:apply-style-name="cf6" style:base-cell-address="Basic_checks.E16"/>
      <style:map style:condition="of:is-true-formula(NOT(ISERROR(SEARCH(&quot;Not applicable&quot;;[.E16]))))" style:apply-style-name="cf7" style:base-cell-address="Basic_checks.E16"/>
      <style:map style:condition="of:is-true-formula(NOT(ISERROR(SEARCH(&quot;Not checked&quot;;[.E16]))))" style:apply-style-name="cf8" style:base-cell-address="Basic_checks.E16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7]))))" style:apply-style-name="cf9" style:base-cell-address="Basic_checks.C17"/>
      <style:map style:condition="of:is-true-formula(NOT(ISERROR(SEARCH(&quot;Passed&quot;;[.C17]))))" style:apply-style-name="cf10" style:base-cell-address="Basic_checks.C17"/>
      <style:map style:condition="of:is-true-formula(NOT(ISERROR(SEARCH(&quot;Failed&quot;;[.C17]))))" style:apply-style-name="cf6" style:base-cell-address="Basic_checks.C17"/>
      <style:map style:condition="of:is-true-formula(NOT(ISERROR(SEARCH(&quot;Not applicable&quot;;[.C17]))))" style:apply-style-name="cf7" style:base-cell-address="Basic_checks.C17"/>
      <style:map style:condition="of:is-true-formula(NOT(ISERROR(SEARCH(&quot;Not checked&quot;;[.C17]))))" style:apply-style-name="cf8" style:base-cell-address="Basic_checks.C17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7]))))" style:apply-style-name="cf9" style:base-cell-address="Basic_checks.E17"/>
      <style:map style:condition="of:is-true-formula(NOT(ISERROR(SEARCH(&quot;Passed&quot;;[.E17]))))" style:apply-style-name="cf10" style:base-cell-address="Basic_checks.E17"/>
      <style:map style:condition="of:is-true-formula(NOT(ISERROR(SEARCH(&quot;Failed&quot;;[.E17]))))" style:apply-style-name="cf6" style:base-cell-address="Basic_checks.E17"/>
      <style:map style:condition="of:is-true-formula(NOT(ISERROR(SEARCH(&quot;Not applicable&quot;;[.E17]))))" style:apply-style-name="cf7" style:base-cell-address="Basic_checks.E17"/>
      <style:map style:condition="of:is-true-formula(NOT(ISERROR(SEARCH(&quot;Not checked&quot;;[.E17]))))" style:apply-style-name="cf8" style:base-cell-address="Basic_checks.E17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5]))))" style:apply-style-name="cf9" style:base-cell-address="Basic_checks.G15"/>
      <style:map style:condition="of:is-true-formula(NOT(ISERROR(SEARCH(&quot;Passed&quot;;[.G15]))))" style:apply-style-name="cf10" style:base-cell-address="Basic_checks.G15"/>
      <style:map style:condition="of:is-true-formula(NOT(ISERROR(SEARCH(&quot;Failed&quot;;[.G15]))))" style:apply-style-name="cf6" style:base-cell-address="Basic_checks.G15"/>
      <style:map style:condition="of:is-true-formula(NOT(ISERROR(SEARCH(&quot;Not applicable&quot;;[.G15]))))" style:apply-style-name="cf7" style:base-cell-address="Basic_checks.G15"/>
      <style:map style:condition="of:is-true-formula(NOT(ISERROR(SEARCH(&quot;Not checked&quot;;[.G15]))))" style:apply-style-name="cf8" style:base-cell-address="Basic_checks.G15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6]))))" style:apply-style-name="cf9" style:base-cell-address="Basic_checks.G16"/>
      <style:map style:condition="of:is-true-formula(NOT(ISERROR(SEARCH(&quot;Passed&quot;;[.G16]))))" style:apply-style-name="cf10" style:base-cell-address="Basic_checks.G16"/>
      <style:map style:condition="of:is-true-formula(NOT(ISERROR(SEARCH(&quot;Failed&quot;;[.G16]))))" style:apply-style-name="cf6" style:base-cell-address="Basic_checks.G16"/>
      <style:map style:condition="of:is-true-formula(NOT(ISERROR(SEARCH(&quot;Not applicable&quot;;[.G16]))))" style:apply-style-name="cf7" style:base-cell-address="Basic_checks.G16"/>
      <style:map style:condition="of:is-true-formula(NOT(ISERROR(SEARCH(&quot;Not checked&quot;;[.G16]))))" style:apply-style-name="cf8" style:base-cell-address="Basic_checks.G16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7]))))" style:apply-style-name="cf9" style:base-cell-address="Basic_checks.G17"/>
      <style:map style:condition="of:is-true-formula(NOT(ISERROR(SEARCH(&quot;Passed&quot;;[.G17]))))" style:apply-style-name="cf10" style:base-cell-address="Basic_checks.G17"/>
      <style:map style:condition="of:is-true-formula(NOT(ISERROR(SEARCH(&quot;Failed&quot;;[.G17]))))" style:apply-style-name="cf6" style:base-cell-address="Basic_checks.G17"/>
      <style:map style:condition="of:is-true-formula(NOT(ISERROR(SEARCH(&quot;Not applicable&quot;;[.G17]))))" style:apply-style-name="cf7" style:base-cell-address="Basic_checks.G17"/>
      <style:map style:condition="of:is-true-formula(NOT(ISERROR(SEARCH(&quot;Not checked&quot;;[.G17]))))" style:apply-style-name="cf8" style:base-cell-address="Basic_checks.G17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8]))))" style:apply-style-name="cf9" style:base-cell-address="Basic_checks.E18"/>
      <style:map style:condition="of:is-true-formula(NOT(ISERROR(SEARCH(&quot;Passed&quot;;[.E18]))))" style:apply-style-name="cf10" style:base-cell-address="Basic_checks.E18"/>
      <style:map style:condition="of:is-true-formula(NOT(ISERROR(SEARCH(&quot;Failed&quot;;[.E18]))))" style:apply-style-name="cf6" style:base-cell-address="Basic_checks.E18"/>
      <style:map style:condition="of:is-true-formula(NOT(ISERROR(SEARCH(&quot;Not applicable&quot;;[.E18]))))" style:apply-style-name="cf7" style:base-cell-address="Basic_checks.E18"/>
      <style:map style:condition="of:is-true-formula(NOT(ISERROR(SEARCH(&quot;Not checked&quot;;[.E18]))))" style:apply-style-name="cf8" style:base-cell-address="Basic_checks.E18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8]))))" style:apply-style-name="cf9" style:base-cell-address="Basic_checks.C18"/>
      <style:map style:condition="of:is-true-formula(NOT(ISERROR(SEARCH(&quot;Passed&quot;;[.C18]))))" style:apply-style-name="cf10" style:base-cell-address="Basic_checks.C18"/>
      <style:map style:condition="of:is-true-formula(NOT(ISERROR(SEARCH(&quot;Failed&quot;;[.C18]))))" style:apply-style-name="cf6" style:base-cell-address="Basic_checks.C18"/>
      <style:map style:condition="of:is-true-formula(NOT(ISERROR(SEARCH(&quot;Not applicable&quot;;[.C18]))))" style:apply-style-name="cf7" style:base-cell-address="Basic_checks.C18"/>
      <style:map style:condition="of:is-true-formula(NOT(ISERROR(SEARCH(&quot;Not checked&quot;;[.C18]))))" style:apply-style-name="cf8" style:base-cell-address="Basic_checks.C18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9]))))" style:apply-style-name="cf9" style:base-cell-address="Basic_checks.E19"/>
      <style:map style:condition="of:is-true-formula(NOT(ISERROR(SEARCH(&quot;Passed&quot;;[.E19]))))" style:apply-style-name="cf10" style:base-cell-address="Basic_checks.E19"/>
      <style:map style:condition="of:is-true-formula(NOT(ISERROR(SEARCH(&quot;Failed&quot;;[.E19]))))" style:apply-style-name="cf6" style:base-cell-address="Basic_checks.E19"/>
      <style:map style:condition="of:is-true-formula(NOT(ISERROR(SEARCH(&quot;Not applicable&quot;;[.E19]))))" style:apply-style-name="cf7" style:base-cell-address="Basic_checks.E19"/>
      <style:map style:condition="of:is-true-formula(NOT(ISERROR(SEARCH(&quot;Not checked&quot;;[.E19]))))" style:apply-style-name="cf8" style:base-cell-address="Basic_checks.E19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1]))))" style:apply-style-name="cf9" style:base-cell-address="Basic_checks.E21"/>
      <style:map style:condition="of:is-true-formula(NOT(ISERROR(SEARCH(&quot;Passed&quot;;[.E21]))))" style:apply-style-name="cf10" style:base-cell-address="Basic_checks.E21"/>
      <style:map style:condition="of:is-true-formula(NOT(ISERROR(SEARCH(&quot;Failed&quot;;[.E21]))))" style:apply-style-name="cf6" style:base-cell-address="Basic_checks.E21"/>
      <style:map style:condition="of:is-true-formula(NOT(ISERROR(SEARCH(&quot;Not applicable&quot;;[.E21]))))" style:apply-style-name="cf7" style:base-cell-address="Basic_checks.E21"/>
      <style:map style:condition="of:is-true-formula(NOT(ISERROR(SEARCH(&quot;Not checked&quot;;[.E21]))))" style:apply-style-name="cf8" style:base-cell-address="Basic_checks.E21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1]))))" style:apply-style-name="cf9" style:base-cell-address="Basic_checks.C21"/>
      <style:map style:condition="of:is-true-formula(NOT(ISERROR(SEARCH(&quot;Passed&quot;;[.C21]))))" style:apply-style-name="cf10" style:base-cell-address="Basic_checks.C21"/>
      <style:map style:condition="of:is-true-formula(NOT(ISERROR(SEARCH(&quot;Failed&quot;;[.C21]))))" style:apply-style-name="cf6" style:base-cell-address="Basic_checks.C21"/>
      <style:map style:condition="of:is-true-formula(NOT(ISERROR(SEARCH(&quot;Not applicable&quot;;[.C21]))))" style:apply-style-name="cf7" style:base-cell-address="Basic_checks.C21"/>
      <style:map style:condition="of:is-true-formula(NOT(ISERROR(SEARCH(&quot;Not checked&quot;;[.C21]))))" style:apply-style-name="cf8" style:base-cell-address="Basic_checks.C21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8]))))" style:apply-style-name="cf9" style:base-cell-address="Basic_checks.G18"/>
      <style:map style:condition="of:is-true-formula(NOT(ISERROR(SEARCH(&quot;Passed&quot;;[.G18]))))" style:apply-style-name="cf10" style:base-cell-address="Basic_checks.G18"/>
      <style:map style:condition="of:is-true-formula(NOT(ISERROR(SEARCH(&quot;Failed&quot;;[.G18]))))" style:apply-style-name="cf6" style:base-cell-address="Basic_checks.G18"/>
      <style:map style:condition="of:is-true-formula(NOT(ISERROR(SEARCH(&quot;Not applicable&quot;;[.G18]))))" style:apply-style-name="cf7" style:base-cell-address="Basic_checks.G18"/>
      <style:map style:condition="of:is-true-formula(NOT(ISERROR(SEARCH(&quot;Not checked&quot;;[.G18]))))" style:apply-style-name="cf8" style:base-cell-address="Basic_checks.G18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9]))))" style:apply-style-name="cf9" style:base-cell-address="Basic_checks.G19"/>
      <style:map style:condition="of:is-true-formula(NOT(ISERROR(SEARCH(&quot;Passed&quot;;[.G19]))))" style:apply-style-name="cf10" style:base-cell-address="Basic_checks.G19"/>
      <style:map style:condition="of:is-true-formula(NOT(ISERROR(SEARCH(&quot;Failed&quot;;[.G19]))))" style:apply-style-name="cf6" style:base-cell-address="Basic_checks.G19"/>
      <style:map style:condition="of:is-true-formula(NOT(ISERROR(SEARCH(&quot;Not applicable&quot;;[.G19]))))" style:apply-style-name="cf7" style:base-cell-address="Basic_checks.G19"/>
      <style:map style:condition="of:is-true-formula(NOT(ISERROR(SEARCH(&quot;Not checked&quot;;[.G19]))))" style:apply-style-name="cf8" style:base-cell-address="Basic_checks.G19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1]))))" style:apply-style-name="cf9" style:base-cell-address="Basic_checks.G21"/>
      <style:map style:condition="of:is-true-formula(NOT(ISERROR(SEARCH(&quot;Passed&quot;;[.G21]))))" style:apply-style-name="cf10" style:base-cell-address="Basic_checks.G21"/>
      <style:map style:condition="of:is-true-formula(NOT(ISERROR(SEARCH(&quot;Failed&quot;;[.G21]))))" style:apply-style-name="cf6" style:base-cell-address="Basic_checks.G21"/>
      <style:map style:condition="of:is-true-formula(NOT(ISERROR(SEARCH(&quot;Not applicable&quot;;[.G21]))))" style:apply-style-name="cf7" style:base-cell-address="Basic_checks.G21"/>
      <style:map style:condition="of:is-true-formula(NOT(ISERROR(SEARCH(&quot;Not checked&quot;;[.G21]))))" style:apply-style-name="cf8" style:base-cell-address="Basic_checks.G21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]))))" style:apply-style-name="cf9" style:base-cell-address="Basic_checks.E5"/>
      <style:map style:condition="of:is-true-formula(NOT(ISERROR(SEARCH(&quot;Passed&quot;;[.E5]))))" style:apply-style-name="cf10" style:base-cell-address="Basic_checks.E5"/>
      <style:map style:condition="of:is-true-formula(NOT(ISERROR(SEARCH(&quot;Failed&quot;;[.E5]))))" style:apply-style-name="cf6" style:base-cell-address="Basic_checks.E5"/>
      <style:map style:condition="of:is-true-formula(NOT(ISERROR(SEARCH(&quot;Not applicable&quot;;[.E5]))))" style:apply-style-name="cf7" style:base-cell-address="Basic_checks.E5"/>
      <style:map style:condition="of:is-true-formula(NOT(ISERROR(SEARCH(&quot;Not checked&quot;;[.E5]))))" style:apply-style-name="cf8" style:base-cell-address="Basic_checks.E5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6]))))" style:apply-style-name="cf9" style:base-cell-address="Basic_checks.E6"/>
      <style:map style:condition="of:is-true-formula(NOT(ISERROR(SEARCH(&quot;Passed&quot;;[.E6]))))" style:apply-style-name="cf10" style:base-cell-address="Basic_checks.E6"/>
      <style:map style:condition="of:is-true-formula(NOT(ISERROR(SEARCH(&quot;Failed&quot;;[.E6]))))" style:apply-style-name="cf6" style:base-cell-address="Basic_checks.E6"/>
      <style:map style:condition="of:is-true-formula(NOT(ISERROR(SEARCH(&quot;Not applicable&quot;;[.E6]))))" style:apply-style-name="cf7" style:base-cell-address="Basic_checks.E6"/>
      <style:map style:condition="of:is-true-formula(NOT(ISERROR(SEARCH(&quot;Not checked&quot;;[.E6]))))" style:apply-style-name="cf8" style:base-cell-address="Basic_checks.E6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]))))" style:apply-style-name="cf9" style:base-cell-address="Basic_checks.E4"/>
      <style:map style:condition="of:is-true-formula(NOT(ISERROR(SEARCH(&quot;Passed&quot;;[.E4]))))" style:apply-style-name="cf10" style:base-cell-address="Basic_checks.E4"/>
      <style:map style:condition="of:is-true-formula(NOT(ISERROR(SEARCH(&quot;Failed&quot;;[.E4]))))" style:apply-style-name="cf6" style:base-cell-address="Basic_checks.E4"/>
      <style:map style:condition="of:is-true-formula(NOT(ISERROR(SEARCH(&quot;Not applicable&quot;;[.E4]))))" style:apply-style-name="cf7" style:base-cell-address="Basic_checks.E4"/>
      <style:map style:condition="of:is-true-formula(NOT(ISERROR(SEARCH(&quot;Not checked&quot;;[.E4]))))" style:apply-style-name="cf8" style:base-cell-address="Basic_checks.E4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]))))" style:apply-style-name="cf9" style:base-cell-address="Basic_checks.G4"/>
      <style:map style:condition="of:is-true-formula(NOT(ISERROR(SEARCH(&quot;Passed&quot;;[.G4]))))" style:apply-style-name="cf10" style:base-cell-address="Basic_checks.G4"/>
      <style:map style:condition="of:is-true-formula(NOT(ISERROR(SEARCH(&quot;Failed&quot;;[.G4]))))" style:apply-style-name="cf6" style:base-cell-address="Basic_checks.G4"/>
      <style:map style:condition="of:is-true-formula(NOT(ISERROR(SEARCH(&quot;Not applicable&quot;;[.G4]))))" style:apply-style-name="cf7" style:base-cell-address="Basic_checks.G4"/>
      <style:map style:condition="of:is-true-formula(NOT(ISERROR(SEARCH(&quot;Not checked&quot;;[.G4]))))" style:apply-style-name="cf8" style:base-cell-address="Basic_checks.G4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]))))" style:apply-style-name="cf9" style:base-cell-address="Basic_checks.G3"/>
      <style:map style:condition="of:is-true-formula(NOT(ISERROR(SEARCH(&quot;Passed&quot;;[.G3]))))" style:apply-style-name="cf10" style:base-cell-address="Basic_checks.G3"/>
      <style:map style:condition="of:is-true-formula(NOT(ISERROR(SEARCH(&quot;Failed&quot;;[.G3]))))" style:apply-style-name="cf6" style:base-cell-address="Basic_checks.G3"/>
      <style:map style:condition="of:is-true-formula(NOT(ISERROR(SEARCH(&quot;Not applicable&quot;;[.G3]))))" style:apply-style-name="cf7" style:base-cell-address="Basic_checks.G3"/>
      <style:map style:condition="of:is-true-formula(NOT(ISERROR(SEARCH(&quot;Not checked&quot;;[.G3]))))" style:apply-style-name="cf8" style:base-cell-address="Basic_checks.G3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]))))" style:apply-style-name="cf9" style:base-cell-address="Basic_checks.G5"/>
      <style:map style:condition="of:is-true-formula(NOT(ISERROR(SEARCH(&quot;Passed&quot;;[.G5]))))" style:apply-style-name="cf10" style:base-cell-address="Basic_checks.G5"/>
      <style:map style:condition="of:is-true-formula(NOT(ISERROR(SEARCH(&quot;Failed&quot;;[.G5]))))" style:apply-style-name="cf6" style:base-cell-address="Basic_checks.G5"/>
      <style:map style:condition="of:is-true-formula(NOT(ISERROR(SEARCH(&quot;Not applicable&quot;;[.G5]))))" style:apply-style-name="cf7" style:base-cell-address="Basic_checks.G5"/>
      <style:map style:condition="of:is-true-formula(NOT(ISERROR(SEARCH(&quot;Not checked&quot;;[.G5]))))" style:apply-style-name="cf8" style:base-cell-address="Basic_checks.G5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6]))))" style:apply-style-name="cf9" style:base-cell-address="Basic_checks.G6"/>
      <style:map style:condition="of:is-true-formula(NOT(ISERROR(SEARCH(&quot;Passed&quot;;[.G6]))))" style:apply-style-name="cf10" style:base-cell-address="Basic_checks.G6"/>
      <style:map style:condition="of:is-true-formula(NOT(ISERROR(SEARCH(&quot;Failed&quot;;[.G6]))))" style:apply-style-name="cf6" style:base-cell-address="Basic_checks.G6"/>
      <style:map style:condition="of:is-true-formula(NOT(ISERROR(SEARCH(&quot;Not applicable&quot;;[.G6]))))" style:apply-style-name="cf7" style:base-cell-address="Basic_checks.G6"/>
      <style:map style:condition="of:is-true-formula(NOT(ISERROR(SEARCH(&quot;Not checked&quot;;[.G6]))))" style:apply-style-name="cf8" style:base-cell-address="Basic_checks.G6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9]))))" style:apply-style-name="cf9" style:base-cell-address="Basic_checks.E9"/>
      <style:map style:condition="of:is-true-formula(NOT(ISERROR(SEARCH(&quot;Passed&quot;;[.E9]))))" style:apply-style-name="cf10" style:base-cell-address="Basic_checks.E9"/>
      <style:map style:condition="of:is-true-formula(NOT(ISERROR(SEARCH(&quot;Failed&quot;;[.E9]))))" style:apply-style-name="cf6" style:base-cell-address="Basic_checks.E9"/>
      <style:map style:condition="of:is-true-formula(NOT(ISERROR(SEARCH(&quot;Not applicable&quot;;[.E9]))))" style:apply-style-name="cf7" style:base-cell-address="Basic_checks.E9"/>
      <style:map style:condition="of:is-true-formula(NOT(ISERROR(SEARCH(&quot;Not checked&quot;;[.E9]))))" style:apply-style-name="cf8" style:base-cell-address="Basic_checks.E9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8]))))" style:apply-style-name="cf9" style:base-cell-address="Basic_checks.E8"/>
      <style:map style:condition="of:is-true-formula(NOT(ISERROR(SEARCH(&quot;Passed&quot;;[.E8]))))" style:apply-style-name="cf10" style:base-cell-address="Basic_checks.E8"/>
      <style:map style:condition="of:is-true-formula(NOT(ISERROR(SEARCH(&quot;Failed&quot;;[.E8]))))" style:apply-style-name="cf6" style:base-cell-address="Basic_checks.E8"/>
      <style:map style:condition="of:is-true-formula(NOT(ISERROR(SEARCH(&quot;Not applicable&quot;;[.E8]))))" style:apply-style-name="cf7" style:base-cell-address="Basic_checks.E8"/>
      <style:map style:condition="of:is-true-formula(NOT(ISERROR(SEARCH(&quot;Not checked&quot;;[.E8]))))" style:apply-style-name="cf8" style:base-cell-address="Basic_checks.E8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0]))))" style:apply-style-name="cf9" style:base-cell-address="Basic_checks.E10"/>
      <style:map style:condition="of:is-true-formula(NOT(ISERROR(SEARCH(&quot;Passed&quot;;[.E10]))))" style:apply-style-name="cf10" style:base-cell-address="Basic_checks.E10"/>
      <style:map style:condition="of:is-true-formula(NOT(ISERROR(SEARCH(&quot;Failed&quot;;[.E10]))))" style:apply-style-name="cf6" style:base-cell-address="Basic_checks.E10"/>
      <style:map style:condition="of:is-true-formula(NOT(ISERROR(SEARCH(&quot;Not applicable&quot;;[.E10]))))" style:apply-style-name="cf7" style:base-cell-address="Basic_checks.E10"/>
      <style:map style:condition="of:is-true-formula(NOT(ISERROR(SEARCH(&quot;Not checked&quot;;[.E10]))))" style:apply-style-name="cf8" style:base-cell-address="Basic_checks.E10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1]))))" style:apply-style-name="cf9" style:base-cell-address="Basic_checks.G11"/>
      <style:map style:condition="of:is-true-formula(NOT(ISERROR(SEARCH(&quot;Passed&quot;;[.G11]))))" style:apply-style-name="cf10" style:base-cell-address="Basic_checks.G11"/>
      <style:map style:condition="of:is-true-formula(NOT(ISERROR(SEARCH(&quot;Failed&quot;;[.G11]))))" style:apply-style-name="cf6" style:base-cell-address="Basic_checks.G11"/>
      <style:map style:condition="of:is-true-formula(NOT(ISERROR(SEARCH(&quot;Not applicable&quot;;[.G11]))))" style:apply-style-name="cf7" style:base-cell-address="Basic_checks.G11"/>
      <style:map style:condition="of:is-true-formula(NOT(ISERROR(SEARCH(&quot;Not checked&quot;;[.G11]))))" style:apply-style-name="cf8" style:base-cell-address="Basic_checks.G11"/>
    </style:style>
    <style:style style:name="ce7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0]))))" style:apply-style-name="cf9" style:base-cell-address="Basic_checks.G10"/>
      <style:map style:condition="of:is-true-formula(NOT(ISERROR(SEARCH(&quot;Passed&quot;;[.G10]))))" style:apply-style-name="cf10" style:base-cell-address="Basic_checks.G10"/>
      <style:map style:condition="of:is-true-formula(NOT(ISERROR(SEARCH(&quot;Failed&quot;;[.G10]))))" style:apply-style-name="cf6" style:base-cell-address="Basic_checks.G10"/>
      <style:map style:condition="of:is-true-formula(NOT(ISERROR(SEARCH(&quot;Not applicable&quot;;[.G10]))))" style:apply-style-name="cf7" style:base-cell-address="Basic_checks.G10"/>
      <style:map style:condition="of:is-true-formula(NOT(ISERROR(SEARCH(&quot;Not checked&quot;;[.G10]))))" style:apply-style-name="cf8" style:base-cell-address="Basic_checks.G10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8]))))" style:apply-style-name="cf9" style:base-cell-address="Basic_checks.G8"/>
      <style:map style:condition="of:is-true-formula(NOT(ISERROR(SEARCH(&quot;Passed&quot;;[.G8]))))" style:apply-style-name="cf10" style:base-cell-address="Basic_checks.G8"/>
      <style:map style:condition="of:is-true-formula(NOT(ISERROR(SEARCH(&quot;Failed&quot;;[.G8]))))" style:apply-style-name="cf6" style:base-cell-address="Basic_checks.G8"/>
      <style:map style:condition="of:is-true-formula(NOT(ISERROR(SEARCH(&quot;Not applicable&quot;;[.G8]))))" style:apply-style-name="cf7" style:base-cell-address="Basic_checks.G8"/>
      <style:map style:condition="of:is-true-formula(NOT(ISERROR(SEARCH(&quot;Not checked&quot;;[.G8]))))" style:apply-style-name="cf8" style:base-cell-address="Basic_checks.G8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9]))))" style:apply-style-name="cf9" style:base-cell-address="Basic_checks.G9"/>
      <style:map style:condition="of:is-true-formula(NOT(ISERROR(SEARCH(&quot;Passed&quot;;[.G9]))))" style:apply-style-name="cf10" style:base-cell-address="Basic_checks.G9"/>
      <style:map style:condition="of:is-true-formula(NOT(ISERROR(SEARCH(&quot;Failed&quot;;[.G9]))))" style:apply-style-name="cf6" style:base-cell-address="Basic_checks.G9"/>
      <style:map style:condition="of:is-true-formula(NOT(ISERROR(SEARCH(&quot;Not applicable&quot;;[.G9]))))" style:apply-style-name="cf7" style:base-cell-address="Basic_checks.G9"/>
      <style:map style:condition="of:is-true-formula(NOT(ISERROR(SEARCH(&quot;Not checked&quot;;[.G9]))))" style:apply-style-name="cf8" style:base-cell-address="Basic_checks.G9"/>
    </style:style>
    <style:style style:name="ce7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7]))))" style:apply-style-name="cf9" style:base-cell-address="Basic_checks.E27"/>
      <style:map style:condition="of:is-true-formula(NOT(ISERROR(SEARCH(&quot;Passed&quot;;[.E27]))))" style:apply-style-name="cf10" style:base-cell-address="Basic_checks.E27"/>
      <style:map style:condition="of:is-true-formula(NOT(ISERROR(SEARCH(&quot;Failed&quot;;[.E27]))))" style:apply-style-name="cf6" style:base-cell-address="Basic_checks.E27"/>
      <style:map style:condition="of:is-true-formula(NOT(ISERROR(SEARCH(&quot;Not applicable&quot;;[.E27]))))" style:apply-style-name="cf7" style:base-cell-address="Basic_checks.E27"/>
      <style:map style:condition="of:is-true-formula(NOT(ISERROR(SEARCH(&quot;Not checked&quot;;[.E27]))))" style:apply-style-name="cf8" style:base-cell-address="Basic_checks.E27"/>
    </style:style>
    <style:style style:name="ce7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7]))))" style:apply-style-name="cf9" style:base-cell-address="Basic_checks.C27"/>
      <style:map style:condition="of:is-true-formula(NOT(ISERROR(SEARCH(&quot;Passed&quot;;[.C27]))))" style:apply-style-name="cf10" style:base-cell-address="Basic_checks.C27"/>
      <style:map style:condition="of:is-true-formula(NOT(ISERROR(SEARCH(&quot;Failed&quot;;[.C27]))))" style:apply-style-name="cf6" style:base-cell-address="Basic_checks.C27"/>
      <style:map style:condition="of:is-true-formula(NOT(ISERROR(SEARCH(&quot;Not applicable&quot;;[.C27]))))" style:apply-style-name="cf7" style:base-cell-address="Basic_checks.C27"/>
      <style:map style:condition="of:is-true-formula(NOT(ISERROR(SEARCH(&quot;Not checked&quot;;[.C27]))))" style:apply-style-name="cf8" style:base-cell-address="Basic_checks.C27"/>
    </style:style>
    <style:style style:name="ce7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8]))))" style:apply-style-name="cf9" style:base-cell-address="Basic_checks.C28"/>
      <style:map style:condition="of:is-true-formula(NOT(ISERROR(SEARCH(&quot;Passed&quot;;[.C28]))))" style:apply-style-name="cf10" style:base-cell-address="Basic_checks.C28"/>
      <style:map style:condition="of:is-true-formula(NOT(ISERROR(SEARCH(&quot;Failed&quot;;[.C28]))))" style:apply-style-name="cf6" style:base-cell-address="Basic_checks.C28"/>
      <style:map style:condition="of:is-true-formula(NOT(ISERROR(SEARCH(&quot;Not applicable&quot;;[.C28]))))" style:apply-style-name="cf7" style:base-cell-address="Basic_checks.C28"/>
      <style:map style:condition="of:is-true-formula(NOT(ISERROR(SEARCH(&quot;Not checked&quot;;[.C28]))))" style:apply-style-name="cf8" style:base-cell-address="Basic_checks.C28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8]))))" style:apply-style-name="cf9" style:base-cell-address="Basic_checks.E28"/>
      <style:map style:condition="of:is-true-formula(NOT(ISERROR(SEARCH(&quot;Passed&quot;;[.E28]))))" style:apply-style-name="cf10" style:base-cell-address="Basic_checks.E28"/>
      <style:map style:condition="of:is-true-formula(NOT(ISERROR(SEARCH(&quot;Failed&quot;;[.E28]))))" style:apply-style-name="cf6" style:base-cell-address="Basic_checks.E28"/>
      <style:map style:condition="of:is-true-formula(NOT(ISERROR(SEARCH(&quot;Not applicable&quot;;[.E28]))))" style:apply-style-name="cf7" style:base-cell-address="Basic_checks.E28"/>
      <style:map style:condition="of:is-true-formula(NOT(ISERROR(SEARCH(&quot;Not checked&quot;;[.E28]))))" style:apply-style-name="cf8" style:base-cell-address="Basic_checks.E28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0]))))" style:apply-style-name="cf9" style:base-cell-address="Basic_checks.C30"/>
      <style:map style:condition="of:is-true-formula(NOT(ISERROR(SEARCH(&quot;Passed&quot;;[.C30]))))" style:apply-style-name="cf10" style:base-cell-address="Basic_checks.C30"/>
      <style:map style:condition="of:is-true-formula(NOT(ISERROR(SEARCH(&quot;Failed&quot;;[.C30]))))" style:apply-style-name="cf6" style:base-cell-address="Basic_checks.C30"/>
      <style:map style:condition="of:is-true-formula(NOT(ISERROR(SEARCH(&quot;Not applicable&quot;;[.C30]))))" style:apply-style-name="cf7" style:base-cell-address="Basic_checks.C30"/>
      <style:map style:condition="of:is-true-formula(NOT(ISERROR(SEARCH(&quot;Not checked&quot;;[.C30]))))" style:apply-style-name="cf8" style:base-cell-address="Basic_checks.C30"/>
    </style:style>
    <style:style style:name="ce7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0]))))" style:apply-style-name="cf9" style:base-cell-address="Basic_checks.E30"/>
      <style:map style:condition="of:is-true-formula(NOT(ISERROR(SEARCH(&quot;Passed&quot;;[.E30]))))" style:apply-style-name="cf10" style:base-cell-address="Basic_checks.E30"/>
      <style:map style:condition="of:is-true-formula(NOT(ISERROR(SEARCH(&quot;Failed&quot;;[.E30]))))" style:apply-style-name="cf6" style:base-cell-address="Basic_checks.E30"/>
      <style:map style:condition="of:is-true-formula(NOT(ISERROR(SEARCH(&quot;Not applicable&quot;;[.E30]))))" style:apply-style-name="cf7" style:base-cell-address="Basic_checks.E30"/>
      <style:map style:condition="of:is-true-formula(NOT(ISERROR(SEARCH(&quot;Not checked&quot;;[.E30]))))" style:apply-style-name="cf8" style:base-cell-address="Basic_checks.E30"/>
    </style:style>
    <style:style style:name="ce7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1]))))" style:apply-style-name="cf9" style:base-cell-address="Basic_checks.E31"/>
      <style:map style:condition="of:is-true-formula(NOT(ISERROR(SEARCH(&quot;Passed&quot;;[.E31]))))" style:apply-style-name="cf10" style:base-cell-address="Basic_checks.E31"/>
      <style:map style:condition="of:is-true-formula(NOT(ISERROR(SEARCH(&quot;Failed&quot;;[.E31]))))" style:apply-style-name="cf6" style:base-cell-address="Basic_checks.E31"/>
      <style:map style:condition="of:is-true-formula(NOT(ISERROR(SEARCH(&quot;Not applicable&quot;;[.E31]))))" style:apply-style-name="cf7" style:base-cell-address="Basic_checks.E31"/>
      <style:map style:condition="of:is-true-formula(NOT(ISERROR(SEARCH(&quot;Not checked&quot;;[.E31]))))" style:apply-style-name="cf8" style:base-cell-address="Basic_checks.E31"/>
    </style:style>
    <style:style style:name="ce8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1]))))" style:apply-style-name="cf9" style:base-cell-address="Basic_checks.C31"/>
      <style:map style:condition="of:is-true-formula(NOT(ISERROR(SEARCH(&quot;Passed&quot;;[.C31]))))" style:apply-style-name="cf10" style:base-cell-address="Basic_checks.C31"/>
      <style:map style:condition="of:is-true-formula(NOT(ISERROR(SEARCH(&quot;Failed&quot;;[.C31]))))" style:apply-style-name="cf6" style:base-cell-address="Basic_checks.C31"/>
      <style:map style:condition="of:is-true-formula(NOT(ISERROR(SEARCH(&quot;Not applicable&quot;;[.C31]))))" style:apply-style-name="cf7" style:base-cell-address="Basic_checks.C31"/>
      <style:map style:condition="of:is-true-formula(NOT(ISERROR(SEARCH(&quot;Not checked&quot;;[.C31]))))" style:apply-style-name="cf8" style:base-cell-address="Basic_checks.C31"/>
    </style:style>
    <style:style style:name="ce8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2]))))" style:apply-style-name="cf9" style:base-cell-address="Basic_checks.C32"/>
      <style:map style:condition="of:is-true-formula(NOT(ISERROR(SEARCH(&quot;Passed&quot;;[.C32]))))" style:apply-style-name="cf10" style:base-cell-address="Basic_checks.C32"/>
      <style:map style:condition="of:is-true-formula(NOT(ISERROR(SEARCH(&quot;Failed&quot;;[.C32]))))" style:apply-style-name="cf6" style:base-cell-address="Basic_checks.C32"/>
      <style:map style:condition="of:is-true-formula(NOT(ISERROR(SEARCH(&quot;Not applicable&quot;;[.C32]))))" style:apply-style-name="cf7" style:base-cell-address="Basic_checks.C32"/>
      <style:map style:condition="of:is-true-formula(NOT(ISERROR(SEARCH(&quot;Not checked&quot;;[.C32]))))" style:apply-style-name="cf8" style:base-cell-address="Basic_checks.C32"/>
    </style:style>
    <style:style style:name="ce8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2]))))" style:apply-style-name="cf9" style:base-cell-address="Basic_checks.E32"/>
      <style:map style:condition="of:is-true-formula(NOT(ISERROR(SEARCH(&quot;Passed&quot;;[.E32]))))" style:apply-style-name="cf10" style:base-cell-address="Basic_checks.E32"/>
      <style:map style:condition="of:is-true-formula(NOT(ISERROR(SEARCH(&quot;Failed&quot;;[.E32]))))" style:apply-style-name="cf6" style:base-cell-address="Basic_checks.E32"/>
      <style:map style:condition="of:is-true-formula(NOT(ISERROR(SEARCH(&quot;Not applicable&quot;;[.E32]))))" style:apply-style-name="cf7" style:base-cell-address="Basic_checks.E32"/>
      <style:map style:condition="of:is-true-formula(NOT(ISERROR(SEARCH(&quot;Not checked&quot;;[.E32]))))" style:apply-style-name="cf8" style:base-cell-address="Basic_checks.E32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3]))))" style:apply-style-name="cf9" style:base-cell-address="Basic_checks.E33"/>
      <style:map style:condition="of:is-true-formula(NOT(ISERROR(SEARCH(&quot;Passed&quot;;[.E33]))))" style:apply-style-name="cf10" style:base-cell-address="Basic_checks.E33"/>
      <style:map style:condition="of:is-true-formula(NOT(ISERROR(SEARCH(&quot;Failed&quot;;[.E33]))))" style:apply-style-name="cf6" style:base-cell-address="Basic_checks.E33"/>
      <style:map style:condition="of:is-true-formula(NOT(ISERROR(SEARCH(&quot;Not applicable&quot;;[.E33]))))" style:apply-style-name="cf7" style:base-cell-address="Basic_checks.E33"/>
      <style:map style:condition="of:is-true-formula(NOT(ISERROR(SEARCH(&quot;Not checked&quot;;[.E33]))))" style:apply-style-name="cf8" style:base-cell-address="Basic_checks.E33"/>
    </style:style>
    <style:style style:name="ce8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3]))))" style:apply-style-name="cf9" style:base-cell-address="Basic_checks.C33"/>
      <style:map style:condition="of:is-true-formula(NOT(ISERROR(SEARCH(&quot;Passed&quot;;[.C33]))))" style:apply-style-name="cf10" style:base-cell-address="Basic_checks.C33"/>
      <style:map style:condition="of:is-true-formula(NOT(ISERROR(SEARCH(&quot;Failed&quot;;[.C33]))))" style:apply-style-name="cf6" style:base-cell-address="Basic_checks.C33"/>
      <style:map style:condition="of:is-true-formula(NOT(ISERROR(SEARCH(&quot;Not applicable&quot;;[.C33]))))" style:apply-style-name="cf7" style:base-cell-address="Basic_checks.C33"/>
      <style:map style:condition="of:is-true-formula(NOT(ISERROR(SEARCH(&quot;Not checked&quot;;[.C33]))))" style:apply-style-name="cf8" style:base-cell-address="Basic_checks.C33"/>
    </style:style>
    <style:style style:name="ce8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4]))))" style:apply-style-name="cf9" style:base-cell-address="Basic_checks.C34"/>
      <style:map style:condition="of:is-true-formula(NOT(ISERROR(SEARCH(&quot;Passed&quot;;[.C34]))))" style:apply-style-name="cf10" style:base-cell-address="Basic_checks.C34"/>
      <style:map style:condition="of:is-true-formula(NOT(ISERROR(SEARCH(&quot;Failed&quot;;[.C34]))))" style:apply-style-name="cf6" style:base-cell-address="Basic_checks.C34"/>
      <style:map style:condition="of:is-true-formula(NOT(ISERROR(SEARCH(&quot;Not applicable&quot;;[.C34]))))" style:apply-style-name="cf7" style:base-cell-address="Basic_checks.C34"/>
      <style:map style:condition="of:is-true-formula(NOT(ISERROR(SEARCH(&quot;Not checked&quot;;[.C34]))))" style:apply-style-name="cf8" style:base-cell-address="Basic_checks.C34"/>
    </style:style>
    <style:style style:name="ce8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4]))))" style:apply-style-name="cf9" style:base-cell-address="Basic_checks.E34"/>
      <style:map style:condition="of:is-true-formula(NOT(ISERROR(SEARCH(&quot;Passed&quot;;[.E34]))))" style:apply-style-name="cf10" style:base-cell-address="Basic_checks.E34"/>
      <style:map style:condition="of:is-true-formula(NOT(ISERROR(SEARCH(&quot;Failed&quot;;[.E34]))))" style:apply-style-name="cf6" style:base-cell-address="Basic_checks.E34"/>
      <style:map style:condition="of:is-true-formula(NOT(ISERROR(SEARCH(&quot;Not applicable&quot;;[.E34]))))" style:apply-style-name="cf7" style:base-cell-address="Basic_checks.E34"/>
      <style:map style:condition="of:is-true-formula(NOT(ISERROR(SEARCH(&quot;Not checked&quot;;[.E34]))))" style:apply-style-name="cf8" style:base-cell-address="Basic_checks.E34"/>
    </style:style>
    <style:style style:name="ce8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5]))))" style:apply-style-name="cf9" style:base-cell-address="Basic_checks.E35"/>
      <style:map style:condition="of:is-true-formula(NOT(ISERROR(SEARCH(&quot;Passed&quot;;[.E35]))))" style:apply-style-name="cf10" style:base-cell-address="Basic_checks.E35"/>
      <style:map style:condition="of:is-true-formula(NOT(ISERROR(SEARCH(&quot;Failed&quot;;[.E35]))))" style:apply-style-name="cf6" style:base-cell-address="Basic_checks.E35"/>
      <style:map style:condition="of:is-true-formula(NOT(ISERROR(SEARCH(&quot;Not applicable&quot;;[.E35]))))" style:apply-style-name="cf7" style:base-cell-address="Basic_checks.E35"/>
      <style:map style:condition="of:is-true-formula(NOT(ISERROR(SEARCH(&quot;Not checked&quot;;[.E35]))))" style:apply-style-name="cf8" style:base-cell-address="Basic_checks.E35"/>
    </style:style>
    <style:style style:name="ce8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5]))))" style:apply-style-name="cf9" style:base-cell-address="Basic_checks.C35"/>
      <style:map style:condition="of:is-true-formula(NOT(ISERROR(SEARCH(&quot;Passed&quot;;[.C35]))))" style:apply-style-name="cf10" style:base-cell-address="Basic_checks.C35"/>
      <style:map style:condition="of:is-true-formula(NOT(ISERROR(SEARCH(&quot;Failed&quot;;[.C35]))))" style:apply-style-name="cf6" style:base-cell-address="Basic_checks.C35"/>
      <style:map style:condition="of:is-true-formula(NOT(ISERROR(SEARCH(&quot;Not applicable&quot;;[.C35]))))" style:apply-style-name="cf7" style:base-cell-address="Basic_checks.C35"/>
      <style:map style:condition="of:is-true-formula(NOT(ISERROR(SEARCH(&quot;Not checked&quot;;[.C35]))))" style:apply-style-name="cf8" style:base-cell-address="Basic_checks.C35"/>
    </style:style>
    <style:style style:name="ce8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7]))))" style:apply-style-name="cf9" style:base-cell-address="Basic_checks.C37"/>
      <style:map style:condition="of:is-true-formula(NOT(ISERROR(SEARCH(&quot;Passed&quot;;[.C37]))))" style:apply-style-name="cf10" style:base-cell-address="Basic_checks.C37"/>
      <style:map style:condition="of:is-true-formula(NOT(ISERROR(SEARCH(&quot;Failed&quot;;[.C37]))))" style:apply-style-name="cf6" style:base-cell-address="Basic_checks.C37"/>
      <style:map style:condition="of:is-true-formula(NOT(ISERROR(SEARCH(&quot;Not applicable&quot;;[.C37]))))" style:apply-style-name="cf7" style:base-cell-address="Basic_checks.C37"/>
      <style:map style:condition="of:is-true-formula(NOT(ISERROR(SEARCH(&quot;Not checked&quot;;[.C37]))))" style:apply-style-name="cf8" style:base-cell-address="Basic_checks.C37"/>
    </style:style>
    <style:style style:name="ce9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7]))))" style:apply-style-name="cf9" style:base-cell-address="Basic_checks.E37"/>
      <style:map style:condition="of:is-true-formula(NOT(ISERROR(SEARCH(&quot;Passed&quot;;[.E37]))))" style:apply-style-name="cf10" style:base-cell-address="Basic_checks.E37"/>
      <style:map style:condition="of:is-true-formula(NOT(ISERROR(SEARCH(&quot;Failed&quot;;[.E37]))))" style:apply-style-name="cf6" style:base-cell-address="Basic_checks.E37"/>
      <style:map style:condition="of:is-true-formula(NOT(ISERROR(SEARCH(&quot;Not applicable&quot;;[.E37]))))" style:apply-style-name="cf7" style:base-cell-address="Basic_checks.E37"/>
      <style:map style:condition="of:is-true-formula(NOT(ISERROR(SEARCH(&quot;Not checked&quot;;[.E37]))))" style:apply-style-name="cf8" style:base-cell-address="Basic_checks.E37"/>
    </style:style>
    <style:style style:name="ce9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8]))))" style:apply-style-name="cf9" style:base-cell-address="Basic_checks.E38"/>
      <style:map style:condition="of:is-true-formula(NOT(ISERROR(SEARCH(&quot;Passed&quot;;[.E38]))))" style:apply-style-name="cf10" style:base-cell-address="Basic_checks.E38"/>
      <style:map style:condition="of:is-true-formula(NOT(ISERROR(SEARCH(&quot;Failed&quot;;[.E38]))))" style:apply-style-name="cf6" style:base-cell-address="Basic_checks.E38"/>
      <style:map style:condition="of:is-true-formula(NOT(ISERROR(SEARCH(&quot;Not applicable&quot;;[.E38]))))" style:apply-style-name="cf7" style:base-cell-address="Basic_checks.E38"/>
      <style:map style:condition="of:is-true-formula(NOT(ISERROR(SEARCH(&quot;Not checked&quot;;[.E38]))))" style:apply-style-name="cf8" style:base-cell-address="Basic_checks.E38"/>
    </style:style>
    <style:style style:name="ce9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8]))))" style:apply-style-name="cf9" style:base-cell-address="Basic_checks.C38"/>
      <style:map style:condition="of:is-true-formula(NOT(ISERROR(SEARCH(&quot;Passed&quot;;[.C38]))))" style:apply-style-name="cf10" style:base-cell-address="Basic_checks.C38"/>
      <style:map style:condition="of:is-true-formula(NOT(ISERROR(SEARCH(&quot;Failed&quot;;[.C38]))))" style:apply-style-name="cf6" style:base-cell-address="Basic_checks.C38"/>
      <style:map style:condition="of:is-true-formula(NOT(ISERROR(SEARCH(&quot;Not applicable&quot;;[.C38]))))" style:apply-style-name="cf7" style:base-cell-address="Basic_checks.C38"/>
      <style:map style:condition="of:is-true-formula(NOT(ISERROR(SEARCH(&quot;Not checked&quot;;[.C38]))))" style:apply-style-name="cf8" style:base-cell-address="Basic_checks.C38"/>
    </style:style>
    <style:style style:name="ce9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9]))))" style:apply-style-name="cf9" style:base-cell-address="Basic_checks.E39"/>
      <style:map style:condition="of:is-true-formula(NOT(ISERROR(SEARCH(&quot;Passed&quot;;[.E39]))))" style:apply-style-name="cf10" style:base-cell-address="Basic_checks.E39"/>
      <style:map style:condition="of:is-true-formula(NOT(ISERROR(SEARCH(&quot;Failed&quot;;[.E39]))))" style:apply-style-name="cf6" style:base-cell-address="Basic_checks.E39"/>
      <style:map style:condition="of:is-true-formula(NOT(ISERROR(SEARCH(&quot;Not applicable&quot;;[.E39]))))" style:apply-style-name="cf7" style:base-cell-address="Basic_checks.E39"/>
      <style:map style:condition="of:is-true-formula(NOT(ISERROR(SEARCH(&quot;Not checked&quot;;[.E39]))))" style:apply-style-name="cf8" style:base-cell-address="Basic_checks.E39"/>
    </style:style>
    <style:style style:name="ce9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9]))))" style:apply-style-name="cf9" style:base-cell-address="Basic_checks.C39"/>
      <style:map style:condition="of:is-true-formula(NOT(ISERROR(SEARCH(&quot;Passed&quot;;[.C39]))))" style:apply-style-name="cf10" style:base-cell-address="Basic_checks.C39"/>
      <style:map style:condition="of:is-true-formula(NOT(ISERROR(SEARCH(&quot;Failed&quot;;[.C39]))))" style:apply-style-name="cf6" style:base-cell-address="Basic_checks.C39"/>
      <style:map style:condition="of:is-true-formula(NOT(ISERROR(SEARCH(&quot;Not applicable&quot;;[.C39]))))" style:apply-style-name="cf7" style:base-cell-address="Basic_checks.C39"/>
      <style:map style:condition="of:is-true-formula(NOT(ISERROR(SEARCH(&quot;Not checked&quot;;[.C39]))))" style:apply-style-name="cf8" style:base-cell-address="Basic_checks.C39"/>
    </style:style>
    <style:style style:name="ce9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0]))))" style:apply-style-name="cf9" style:base-cell-address="Basic_checks.E40"/>
      <style:map style:condition="of:is-true-formula(NOT(ISERROR(SEARCH(&quot;Passed&quot;;[.E40]))))" style:apply-style-name="cf10" style:base-cell-address="Basic_checks.E40"/>
      <style:map style:condition="of:is-true-formula(NOT(ISERROR(SEARCH(&quot;Failed&quot;;[.E40]))))" style:apply-style-name="cf6" style:base-cell-address="Basic_checks.E40"/>
      <style:map style:condition="of:is-true-formula(NOT(ISERROR(SEARCH(&quot;Not applicable&quot;;[.E40]))))" style:apply-style-name="cf7" style:base-cell-address="Basic_checks.E40"/>
      <style:map style:condition="of:is-true-formula(NOT(ISERROR(SEARCH(&quot;Not checked&quot;;[.E40]))))" style:apply-style-name="cf8" style:base-cell-address="Basic_checks.E40"/>
    </style:style>
    <style:style style:name="ce9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0]))))" style:apply-style-name="cf9" style:base-cell-address="Basic_checks.C40"/>
      <style:map style:condition="of:is-true-formula(NOT(ISERROR(SEARCH(&quot;Passed&quot;;[.C40]))))" style:apply-style-name="cf10" style:base-cell-address="Basic_checks.C40"/>
      <style:map style:condition="of:is-true-formula(NOT(ISERROR(SEARCH(&quot;Failed&quot;;[.C40]))))" style:apply-style-name="cf6" style:base-cell-address="Basic_checks.C40"/>
      <style:map style:condition="of:is-true-formula(NOT(ISERROR(SEARCH(&quot;Not applicable&quot;;[.C40]))))" style:apply-style-name="cf7" style:base-cell-address="Basic_checks.C40"/>
      <style:map style:condition="of:is-true-formula(NOT(ISERROR(SEARCH(&quot;Not checked&quot;;[.C40]))))" style:apply-style-name="cf8" style:base-cell-address="Basic_checks.C40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4]))))" style:apply-style-name="cf9" style:base-cell-address="Basic_checks.C44"/>
      <style:map style:condition="of:is-true-formula(NOT(ISERROR(SEARCH(&quot;Passed&quot;;[.C44]))))" style:apply-style-name="cf10" style:base-cell-address="Basic_checks.C44"/>
      <style:map style:condition="of:is-true-formula(NOT(ISERROR(SEARCH(&quot;Failed&quot;;[.C44]))))" style:apply-style-name="cf6" style:base-cell-address="Basic_checks.C44"/>
      <style:map style:condition="of:is-true-formula(NOT(ISERROR(SEARCH(&quot;Not applicable&quot;;[.C44]))))" style:apply-style-name="cf7" style:base-cell-address="Basic_checks.C44"/>
      <style:map style:condition="of:is-true-formula(NOT(ISERROR(SEARCH(&quot;Not checked&quot;;[.C44]))))" style:apply-style-name="cf8" style:base-cell-address="Basic_checks.C44"/>
    </style:style>
    <style:style style:name="ce9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4]))))" style:apply-style-name="cf9" style:base-cell-address="Basic_checks.E44"/>
      <style:map style:condition="of:is-true-formula(NOT(ISERROR(SEARCH(&quot;Passed&quot;;[.E44]))))" style:apply-style-name="cf10" style:base-cell-address="Basic_checks.E44"/>
      <style:map style:condition="of:is-true-formula(NOT(ISERROR(SEARCH(&quot;Failed&quot;;[.E44]))))" style:apply-style-name="cf6" style:base-cell-address="Basic_checks.E44"/>
      <style:map style:condition="of:is-true-formula(NOT(ISERROR(SEARCH(&quot;Not applicable&quot;;[.E44]))))" style:apply-style-name="cf7" style:base-cell-address="Basic_checks.E44"/>
      <style:map style:condition="of:is-true-formula(NOT(ISERROR(SEARCH(&quot;Not checked&quot;;[.E44]))))" style:apply-style-name="cf8" style:base-cell-address="Basic_checks.E44"/>
    </style:style>
    <style:style style:name="ce9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5]))))" style:apply-style-name="cf9" style:base-cell-address="Basic_checks.C45"/>
      <style:map style:condition="of:is-true-formula(NOT(ISERROR(SEARCH(&quot;Passed&quot;;[.C45]))))" style:apply-style-name="cf10" style:base-cell-address="Basic_checks.C45"/>
      <style:map style:condition="of:is-true-formula(NOT(ISERROR(SEARCH(&quot;Failed&quot;;[.C45]))))" style:apply-style-name="cf6" style:base-cell-address="Basic_checks.C45"/>
      <style:map style:condition="of:is-true-formula(NOT(ISERROR(SEARCH(&quot;Not applicable&quot;;[.C45]))))" style:apply-style-name="cf7" style:base-cell-address="Basic_checks.C45"/>
      <style:map style:condition="of:is-true-formula(NOT(ISERROR(SEARCH(&quot;Not checked&quot;;[.C45]))))" style:apply-style-name="cf8" style:base-cell-address="Basic_checks.C45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6]))))" style:apply-style-name="cf9" style:base-cell-address="Basic_checks.C46"/>
      <style:map style:condition="of:is-true-formula(NOT(ISERROR(SEARCH(&quot;Passed&quot;;[.C46]))))" style:apply-style-name="cf10" style:base-cell-address="Basic_checks.C46"/>
      <style:map style:condition="of:is-true-formula(NOT(ISERROR(SEARCH(&quot;Failed&quot;;[.C46]))))" style:apply-style-name="cf6" style:base-cell-address="Basic_checks.C46"/>
      <style:map style:condition="of:is-true-formula(NOT(ISERROR(SEARCH(&quot;Not applicable&quot;;[.C46]))))" style:apply-style-name="cf7" style:base-cell-address="Basic_checks.C46"/>
      <style:map style:condition="of:is-true-formula(NOT(ISERROR(SEARCH(&quot;Not checked&quot;;[.C46]))))" style:apply-style-name="cf8" style:base-cell-address="Basic_checks.C46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2]))))" style:apply-style-name="cf9" style:base-cell-address="Basic_checks.E42"/>
      <style:map style:condition="of:is-true-formula(NOT(ISERROR(SEARCH(&quot;Passed&quot;;[.E42]))))" style:apply-style-name="cf10" style:base-cell-address="Basic_checks.E42"/>
      <style:map style:condition="of:is-true-formula(NOT(ISERROR(SEARCH(&quot;Failed&quot;;[.E42]))))" style:apply-style-name="cf6" style:base-cell-address="Basic_checks.E42"/>
      <style:map style:condition="of:is-true-formula(NOT(ISERROR(SEARCH(&quot;Not applicable&quot;;[.E42]))))" style:apply-style-name="cf7" style:base-cell-address="Basic_checks.E42"/>
      <style:map style:condition="of:is-true-formula(NOT(ISERROR(SEARCH(&quot;Not checked&quot;;[.E42]))))" style:apply-style-name="cf8" style:base-cell-address="Basic_checks.E42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2]))))" style:apply-style-name="cf9" style:base-cell-address="Basic_checks.C42"/>
      <style:map style:condition="of:is-true-formula(NOT(ISERROR(SEARCH(&quot;Passed&quot;;[.C42]))))" style:apply-style-name="cf10" style:base-cell-address="Basic_checks.C42"/>
      <style:map style:condition="of:is-true-formula(NOT(ISERROR(SEARCH(&quot;Failed&quot;;[.C42]))))" style:apply-style-name="cf6" style:base-cell-address="Basic_checks.C42"/>
      <style:map style:condition="of:is-true-formula(NOT(ISERROR(SEARCH(&quot;Not applicable&quot;;[.C42]))))" style:apply-style-name="cf7" style:base-cell-address="Basic_checks.C42"/>
      <style:map style:condition="of:is-true-formula(NOT(ISERROR(SEARCH(&quot;Not checked&quot;;[.C42]))))" style:apply-style-name="cf8" style:base-cell-address="Basic_checks.C42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1]))))" style:apply-style-name="cf9" style:base-cell-address="Basic_checks.E41"/>
      <style:map style:condition="of:is-true-formula(NOT(ISERROR(SEARCH(&quot;Passed&quot;;[.E41]))))" style:apply-style-name="cf10" style:base-cell-address="Basic_checks.E41"/>
      <style:map style:condition="of:is-true-formula(NOT(ISERROR(SEARCH(&quot;Failed&quot;;[.E41]))))" style:apply-style-name="cf6" style:base-cell-address="Basic_checks.E41"/>
      <style:map style:condition="of:is-true-formula(NOT(ISERROR(SEARCH(&quot;Not applicable&quot;;[.E41]))))" style:apply-style-name="cf7" style:base-cell-address="Basic_checks.E41"/>
      <style:map style:condition="of:is-true-formula(NOT(ISERROR(SEARCH(&quot;Not checked&quot;;[.E41]))))" style:apply-style-name="cf8" style:base-cell-address="Basic_checks.E41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1]))))" style:apply-style-name="cf9" style:base-cell-address="Basic_checks.C41"/>
      <style:map style:condition="of:is-true-formula(NOT(ISERROR(SEARCH(&quot;Passed&quot;;[.C41]))))" style:apply-style-name="cf10" style:base-cell-address="Basic_checks.C41"/>
      <style:map style:condition="of:is-true-formula(NOT(ISERROR(SEARCH(&quot;Failed&quot;;[.C41]))))" style:apply-style-name="cf6" style:base-cell-address="Basic_checks.C41"/>
      <style:map style:condition="of:is-true-formula(NOT(ISERROR(SEARCH(&quot;Not applicable&quot;;[.C41]))))" style:apply-style-name="cf7" style:base-cell-address="Basic_checks.C41"/>
      <style:map style:condition="of:is-true-formula(NOT(ISERROR(SEARCH(&quot;Not checked&quot;;[.C41]))))" style:apply-style-name="cf8" style:base-cell-address="Basic_checks.C41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5]))))" style:apply-style-name="cf9" style:base-cell-address="Basic_checks.E45"/>
      <style:map style:condition="of:is-true-formula(NOT(ISERROR(SEARCH(&quot;Passed&quot;;[.E45]))))" style:apply-style-name="cf10" style:base-cell-address="Basic_checks.E45"/>
      <style:map style:condition="of:is-true-formula(NOT(ISERROR(SEARCH(&quot;Failed&quot;;[.E45]))))" style:apply-style-name="cf6" style:base-cell-address="Basic_checks.E45"/>
      <style:map style:condition="of:is-true-formula(NOT(ISERROR(SEARCH(&quot;Not applicable&quot;;[.E45]))))" style:apply-style-name="cf7" style:base-cell-address="Basic_checks.E45"/>
      <style:map style:condition="of:is-true-formula(NOT(ISERROR(SEARCH(&quot;Not checked&quot;;[.E45]))))" style:apply-style-name="cf8" style:base-cell-address="Basic_checks.E45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6]))))" style:apply-style-name="cf9" style:base-cell-address="Basic_checks.E46"/>
      <style:map style:condition="of:is-true-formula(NOT(ISERROR(SEARCH(&quot;Passed&quot;;[.E46]))))" style:apply-style-name="cf10" style:base-cell-address="Basic_checks.E46"/>
      <style:map style:condition="of:is-true-formula(NOT(ISERROR(SEARCH(&quot;Failed&quot;;[.E46]))))" style:apply-style-name="cf6" style:base-cell-address="Basic_checks.E46"/>
      <style:map style:condition="of:is-true-formula(NOT(ISERROR(SEARCH(&quot;Not applicable&quot;;[.E46]))))" style:apply-style-name="cf7" style:base-cell-address="Basic_checks.E46"/>
      <style:map style:condition="of:is-true-formula(NOT(ISERROR(SEARCH(&quot;Not checked&quot;;[.E46]))))" style:apply-style-name="cf8" style:base-cell-address="Basic_checks.E46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8]))))" style:apply-style-name="cf9" style:base-cell-address="Basic_checks.E48"/>
      <style:map style:condition="of:is-true-formula(NOT(ISERROR(SEARCH(&quot;Passed&quot;;[.E48]))))" style:apply-style-name="cf10" style:base-cell-address="Basic_checks.E48"/>
      <style:map style:condition="of:is-true-formula(NOT(ISERROR(SEARCH(&quot;Failed&quot;;[.E48]))))" style:apply-style-name="cf6" style:base-cell-address="Basic_checks.E48"/>
      <style:map style:condition="of:is-true-formula(NOT(ISERROR(SEARCH(&quot;Not applicable&quot;;[.E48]))))" style:apply-style-name="cf7" style:base-cell-address="Basic_checks.E48"/>
      <style:map style:condition="of:is-true-formula(NOT(ISERROR(SEARCH(&quot;Not checked&quot;;[.E48]))))" style:apply-style-name="cf8" style:base-cell-address="Basic_checks.E48"/>
    </style:style>
    <style:style style:name="ce10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8]))))" style:apply-style-name="cf9" style:base-cell-address="Basic_checks.C48"/>
      <style:map style:condition="of:is-true-formula(NOT(ISERROR(SEARCH(&quot;Passed&quot;;[.C48]))))" style:apply-style-name="cf10" style:base-cell-address="Basic_checks.C48"/>
      <style:map style:condition="of:is-true-formula(NOT(ISERROR(SEARCH(&quot;Failed&quot;;[.C48]))))" style:apply-style-name="cf6" style:base-cell-address="Basic_checks.C48"/>
      <style:map style:condition="of:is-true-formula(NOT(ISERROR(SEARCH(&quot;Not applicable&quot;;[.C48]))))" style:apply-style-name="cf7" style:base-cell-address="Basic_checks.C48"/>
      <style:map style:condition="of:is-true-formula(NOT(ISERROR(SEARCH(&quot;Not checked&quot;;[.C48]))))" style:apply-style-name="cf8" style:base-cell-address="Basic_checks.C48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9]))))" style:apply-style-name="cf9" style:base-cell-address="Basic_checks.C49"/>
      <style:map style:condition="of:is-true-formula(NOT(ISERROR(SEARCH(&quot;Passed&quot;;[.C49]))))" style:apply-style-name="cf10" style:base-cell-address="Basic_checks.C49"/>
      <style:map style:condition="of:is-true-formula(NOT(ISERROR(SEARCH(&quot;Failed&quot;;[.C49]))))" style:apply-style-name="cf6" style:base-cell-address="Basic_checks.C49"/>
      <style:map style:condition="of:is-true-formula(NOT(ISERROR(SEARCH(&quot;Not applicable&quot;;[.C49]))))" style:apply-style-name="cf7" style:base-cell-address="Basic_checks.C49"/>
      <style:map style:condition="of:is-true-formula(NOT(ISERROR(SEARCH(&quot;Not checked&quot;;[.C49]))))" style:apply-style-name="cf8" style:base-cell-address="Basic_checks.C49"/>
    </style:style>
    <style:style style:name="ce11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9]))))" style:apply-style-name="cf9" style:base-cell-address="Basic_checks.E49"/>
      <style:map style:condition="of:is-true-formula(NOT(ISERROR(SEARCH(&quot;Passed&quot;;[.E49]))))" style:apply-style-name="cf10" style:base-cell-address="Basic_checks.E49"/>
      <style:map style:condition="of:is-true-formula(NOT(ISERROR(SEARCH(&quot;Failed&quot;;[.E49]))))" style:apply-style-name="cf6" style:base-cell-address="Basic_checks.E49"/>
      <style:map style:condition="of:is-true-formula(NOT(ISERROR(SEARCH(&quot;Not applicable&quot;;[.E49]))))" style:apply-style-name="cf7" style:base-cell-address="Basic_checks.E49"/>
      <style:map style:condition="of:is-true-formula(NOT(ISERROR(SEARCH(&quot;Not checked&quot;;[.E49]))))" style:apply-style-name="cf8" style:base-cell-address="Basic_checks.E49"/>
    </style:style>
    <style:style style:name="ce11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0]))))" style:apply-style-name="cf9" style:base-cell-address="Basic_checks.E50"/>
      <style:map style:condition="of:is-true-formula(NOT(ISERROR(SEARCH(&quot;Passed&quot;;[.E50]))))" style:apply-style-name="cf10" style:base-cell-address="Basic_checks.E50"/>
      <style:map style:condition="of:is-true-formula(NOT(ISERROR(SEARCH(&quot;Failed&quot;;[.E50]))))" style:apply-style-name="cf6" style:base-cell-address="Basic_checks.E50"/>
      <style:map style:condition="of:is-true-formula(NOT(ISERROR(SEARCH(&quot;Not applicable&quot;;[.E50]))))" style:apply-style-name="cf7" style:base-cell-address="Basic_checks.E50"/>
      <style:map style:condition="of:is-true-formula(NOT(ISERROR(SEARCH(&quot;Not checked&quot;;[.E50]))))" style:apply-style-name="cf8" style:base-cell-address="Basic_checks.E50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0]))))" style:apply-style-name="cf9" style:base-cell-address="Basic_checks.C50"/>
      <style:map style:condition="of:is-true-formula(NOT(ISERROR(SEARCH(&quot;Passed&quot;;[.C50]))))" style:apply-style-name="cf10" style:base-cell-address="Basic_checks.C50"/>
      <style:map style:condition="of:is-true-formula(NOT(ISERROR(SEARCH(&quot;Failed&quot;;[.C50]))))" style:apply-style-name="cf6" style:base-cell-address="Basic_checks.C50"/>
      <style:map style:condition="of:is-true-formula(NOT(ISERROR(SEARCH(&quot;Not applicable&quot;;[.C50]))))" style:apply-style-name="cf7" style:base-cell-address="Basic_checks.C50"/>
      <style:map style:condition="of:is-true-formula(NOT(ISERROR(SEARCH(&quot;Not checked&quot;;[.C50]))))" style:apply-style-name="cf8" style:base-cell-address="Basic_checks.C50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1]))))" style:apply-style-name="cf9" style:base-cell-address="Basic_checks.E51"/>
      <style:map style:condition="of:is-true-formula(NOT(ISERROR(SEARCH(&quot;Passed&quot;;[.E51]))))" style:apply-style-name="cf10" style:base-cell-address="Basic_checks.E51"/>
      <style:map style:condition="of:is-true-formula(NOT(ISERROR(SEARCH(&quot;Failed&quot;;[.E51]))))" style:apply-style-name="cf6" style:base-cell-address="Basic_checks.E51"/>
      <style:map style:condition="of:is-true-formula(NOT(ISERROR(SEARCH(&quot;Not applicable&quot;;[.E51]))))" style:apply-style-name="cf7" style:base-cell-address="Basic_checks.E51"/>
      <style:map style:condition="of:is-true-formula(NOT(ISERROR(SEARCH(&quot;Not checked&quot;;[.E51]))))" style:apply-style-name="cf8" style:base-cell-address="Basic_checks.E51"/>
    </style:style>
    <style:style style:name="ce11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1]))))" style:apply-style-name="cf9" style:base-cell-address="Basic_checks.C51"/>
      <style:map style:condition="of:is-true-formula(NOT(ISERROR(SEARCH(&quot;Passed&quot;;[.C51]))))" style:apply-style-name="cf10" style:base-cell-address="Basic_checks.C51"/>
      <style:map style:condition="of:is-true-formula(NOT(ISERROR(SEARCH(&quot;Failed&quot;;[.C51]))))" style:apply-style-name="cf6" style:base-cell-address="Basic_checks.C51"/>
      <style:map style:condition="of:is-true-formula(NOT(ISERROR(SEARCH(&quot;Not applicable&quot;;[.C51]))))" style:apply-style-name="cf7" style:base-cell-address="Basic_checks.C51"/>
      <style:map style:condition="of:is-true-formula(NOT(ISERROR(SEARCH(&quot;Not checked&quot;;[.C51]))))" style:apply-style-name="cf8" style:base-cell-address="Basic_checks.C51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2]))))" style:apply-style-name="cf9" style:base-cell-address="Basic_checks.C52"/>
      <style:map style:condition="of:is-true-formula(NOT(ISERROR(SEARCH(&quot;Passed&quot;;[.C52]))))" style:apply-style-name="cf10" style:base-cell-address="Basic_checks.C52"/>
      <style:map style:condition="of:is-true-formula(NOT(ISERROR(SEARCH(&quot;Failed&quot;;[.C52]))))" style:apply-style-name="cf6" style:base-cell-address="Basic_checks.C52"/>
      <style:map style:condition="of:is-true-formula(NOT(ISERROR(SEARCH(&quot;Not applicable&quot;;[.C52]))))" style:apply-style-name="cf7" style:base-cell-address="Basic_checks.C52"/>
      <style:map style:condition="of:is-true-formula(NOT(ISERROR(SEARCH(&quot;Not checked&quot;;[.C52]))))" style:apply-style-name="cf8" style:base-cell-address="Basic_checks.C52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3]))))" style:apply-style-name="cf9" style:base-cell-address="Basic_checks.C53"/>
      <style:map style:condition="of:is-true-formula(NOT(ISERROR(SEARCH(&quot;Passed&quot;;[.C53]))))" style:apply-style-name="cf10" style:base-cell-address="Basic_checks.C53"/>
      <style:map style:condition="of:is-true-formula(NOT(ISERROR(SEARCH(&quot;Failed&quot;;[.C53]))))" style:apply-style-name="cf6" style:base-cell-address="Basic_checks.C53"/>
      <style:map style:condition="of:is-true-formula(NOT(ISERROR(SEARCH(&quot;Not applicable&quot;;[.C53]))))" style:apply-style-name="cf7" style:base-cell-address="Basic_checks.C53"/>
      <style:map style:condition="of:is-true-formula(NOT(ISERROR(SEARCH(&quot;Not checked&quot;;[.C53]))))" style:apply-style-name="cf8" style:base-cell-address="Basic_checks.C53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5]))))" style:apply-style-name="cf9" style:base-cell-address="Basic_checks.C55"/>
      <style:map style:condition="of:is-true-formula(NOT(ISERROR(SEARCH(&quot;Passed&quot;;[.C55]))))" style:apply-style-name="cf10" style:base-cell-address="Basic_checks.C55"/>
      <style:map style:condition="of:is-true-formula(NOT(ISERROR(SEARCH(&quot;Failed&quot;;[.C55]))))" style:apply-style-name="cf6" style:base-cell-address="Basic_checks.C55"/>
      <style:map style:condition="of:is-true-formula(NOT(ISERROR(SEARCH(&quot;Not applicable&quot;;[.C55]))))" style:apply-style-name="cf7" style:base-cell-address="Basic_checks.C55"/>
      <style:map style:condition="of:is-true-formula(NOT(ISERROR(SEARCH(&quot;Not checked&quot;;[.C55]))))" style:apply-style-name="cf8" style:base-cell-address="Basic_checks.C55"/>
    </style:style>
    <style:style style:name="ce11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2]))))" style:apply-style-name="cf9" style:base-cell-address="Basic_checks.E52"/>
      <style:map style:condition="of:is-true-formula(NOT(ISERROR(SEARCH(&quot;Passed&quot;;[.E52]))))" style:apply-style-name="cf10" style:base-cell-address="Basic_checks.E52"/>
      <style:map style:condition="of:is-true-formula(NOT(ISERROR(SEARCH(&quot;Failed&quot;;[.E52]))))" style:apply-style-name="cf6" style:base-cell-address="Basic_checks.E52"/>
      <style:map style:condition="of:is-true-formula(NOT(ISERROR(SEARCH(&quot;Not applicable&quot;;[.E52]))))" style:apply-style-name="cf7" style:base-cell-address="Basic_checks.E52"/>
      <style:map style:condition="of:is-true-formula(NOT(ISERROR(SEARCH(&quot;Not checked&quot;;[.E52]))))" style:apply-style-name="cf8" style:base-cell-address="Basic_checks.E52"/>
    </style:style>
    <style:style style:name="ce11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3]))))" style:apply-style-name="cf9" style:base-cell-address="Basic_checks.E53"/>
      <style:map style:condition="of:is-true-formula(NOT(ISERROR(SEARCH(&quot;Passed&quot;;[.E53]))))" style:apply-style-name="cf10" style:base-cell-address="Basic_checks.E53"/>
      <style:map style:condition="of:is-true-formula(NOT(ISERROR(SEARCH(&quot;Failed&quot;;[.E53]))))" style:apply-style-name="cf6" style:base-cell-address="Basic_checks.E53"/>
      <style:map style:condition="of:is-true-formula(NOT(ISERROR(SEARCH(&quot;Not applicable&quot;;[.E53]))))" style:apply-style-name="cf7" style:base-cell-address="Basic_checks.E53"/>
      <style:map style:condition="of:is-true-formula(NOT(ISERROR(SEARCH(&quot;Not checked&quot;;[.E53]))))" style:apply-style-name="cf8" style:base-cell-address="Basic_checks.E53"/>
    </style:style>
    <style:style style:name="ce12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5]))))" style:apply-style-name="cf9" style:base-cell-address="Basic_checks.E55"/>
      <style:map style:condition="of:is-true-formula(NOT(ISERROR(SEARCH(&quot;Passed&quot;;[.E55]))))" style:apply-style-name="cf10" style:base-cell-address="Basic_checks.E55"/>
      <style:map style:condition="of:is-true-formula(NOT(ISERROR(SEARCH(&quot;Failed&quot;;[.E55]))))" style:apply-style-name="cf6" style:base-cell-address="Basic_checks.E55"/>
      <style:map style:condition="of:is-true-formula(NOT(ISERROR(SEARCH(&quot;Not applicable&quot;;[.E55]))))" style:apply-style-name="cf7" style:base-cell-address="Basic_checks.E55"/>
      <style:map style:condition="of:is-true-formula(NOT(ISERROR(SEARCH(&quot;Not checked&quot;;[.E55]))))" style:apply-style-name="cf8" style:base-cell-address="Basic_checks.E55"/>
    </style:style>
    <style:style style:name="ce12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3]))))" style:apply-style-name="cf9" style:base-cell-address="Basic_checks.C23"/>
      <style:map style:condition="of:is-true-formula(NOT(ISERROR(SEARCH(&quot;Passed&quot;;[.C23]))))" style:apply-style-name="cf10" style:base-cell-address="Basic_checks.C23"/>
      <style:map style:condition="of:is-true-formula(NOT(ISERROR(SEARCH(&quot;Failed&quot;;[.C23]))))" style:apply-style-name="cf6" style:base-cell-address="Basic_checks.C23"/>
      <style:map style:condition="of:is-true-formula(NOT(ISERROR(SEARCH(&quot;Not applicable&quot;;[.C23]))))" style:apply-style-name="cf7" style:base-cell-address="Basic_checks.C23"/>
      <style:map style:condition="of:is-true-formula(NOT(ISERROR(SEARCH(&quot;Not checked&quot;;[.C23]))))" style:apply-style-name="cf8" style:base-cell-address="Basic_checks.C23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5]))))" style:apply-style-name="cf9" style:base-cell-address="Basic_checks.C25"/>
      <style:map style:condition="of:is-true-formula(NOT(ISERROR(SEARCH(&quot;Passed&quot;;[.C25]))))" style:apply-style-name="cf10" style:base-cell-address="Basic_checks.C25"/>
      <style:map style:condition="of:is-true-formula(NOT(ISERROR(SEARCH(&quot;Failed&quot;;[.C25]))))" style:apply-style-name="cf6" style:base-cell-address="Basic_checks.C25"/>
      <style:map style:condition="of:is-true-formula(NOT(ISERROR(SEARCH(&quot;Not applicable&quot;;[.C25]))))" style:apply-style-name="cf7" style:base-cell-address="Basic_checks.C25"/>
      <style:map style:condition="of:is-true-formula(NOT(ISERROR(SEARCH(&quot;Not checked&quot;;[.C25]))))" style:apply-style-name="cf8" style:base-cell-address="Basic_checks.C25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2]))))" style:apply-style-name="cf9" style:base-cell-address="Basic_checks.C22"/>
      <style:map style:condition="of:is-true-formula(NOT(ISERROR(SEARCH(&quot;Passed&quot;;[.C22]))))" style:apply-style-name="cf10" style:base-cell-address="Basic_checks.C22"/>
      <style:map style:condition="of:is-true-formula(NOT(ISERROR(SEARCH(&quot;Failed&quot;;[.C22]))))" style:apply-style-name="cf6" style:base-cell-address="Basic_checks.C22"/>
      <style:map style:condition="of:is-true-formula(NOT(ISERROR(SEARCH(&quot;Not applicable&quot;;[.C22]))))" style:apply-style-name="cf7" style:base-cell-address="Basic_checks.C22"/>
      <style:map style:condition="of:is-true-formula(NOT(ISERROR(SEARCH(&quot;Not checked&quot;;[.C22]))))" style:apply-style-name="cf8" style:base-cell-address="Basic_checks.C22"/>
    </style:style>
    <style:style style:name="ce12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4]))))" style:apply-style-name="cf9" style:base-cell-address="Basic_checks.C24"/>
      <style:map style:condition="of:is-true-formula(NOT(ISERROR(SEARCH(&quot;Passed&quot;;[.C24]))))" style:apply-style-name="cf10" style:base-cell-address="Basic_checks.C24"/>
      <style:map style:condition="of:is-true-formula(NOT(ISERROR(SEARCH(&quot;Failed&quot;;[.C24]))))" style:apply-style-name="cf6" style:base-cell-address="Basic_checks.C24"/>
      <style:map style:condition="of:is-true-formula(NOT(ISERROR(SEARCH(&quot;Not applicable&quot;;[.C24]))))" style:apply-style-name="cf7" style:base-cell-address="Basic_checks.C24"/>
      <style:map style:condition="of:is-true-formula(NOT(ISERROR(SEARCH(&quot;Not checked&quot;;[.C24]))))" style:apply-style-name="cf8" style:base-cell-address="Basic_checks.C24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2]))))" style:apply-style-name="cf9" style:base-cell-address="Basic_checks.E22"/>
      <style:map style:condition="of:is-true-formula(NOT(ISERROR(SEARCH(&quot;Passed&quot;;[.E22]))))" style:apply-style-name="cf10" style:base-cell-address="Basic_checks.E22"/>
      <style:map style:condition="of:is-true-formula(NOT(ISERROR(SEARCH(&quot;Failed&quot;;[.E22]))))" style:apply-style-name="cf6" style:base-cell-address="Basic_checks.E22"/>
      <style:map style:condition="of:is-true-formula(NOT(ISERROR(SEARCH(&quot;Not applicable&quot;;[.E22]))))" style:apply-style-name="cf7" style:base-cell-address="Basic_checks.E22"/>
      <style:map style:condition="of:is-true-formula(NOT(ISERROR(SEARCH(&quot;Not checked&quot;;[.E22]))))" style:apply-style-name="cf8" style:base-cell-address="Basic_checks.E22"/>
    </style:style>
    <style:style style:name="ce12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2]))))" style:apply-style-name="cf9" style:base-cell-address="Basic_checks.G22"/>
      <style:map style:condition="of:is-true-formula(NOT(ISERROR(SEARCH(&quot;Passed&quot;;[.G22]))))" style:apply-style-name="cf10" style:base-cell-address="Basic_checks.G22"/>
      <style:map style:condition="of:is-true-formula(NOT(ISERROR(SEARCH(&quot;Failed&quot;;[.G22]))))" style:apply-style-name="cf6" style:base-cell-address="Basic_checks.G22"/>
      <style:map style:condition="of:is-true-formula(NOT(ISERROR(SEARCH(&quot;Not applicable&quot;;[.G22]))))" style:apply-style-name="cf7" style:base-cell-address="Basic_checks.G22"/>
      <style:map style:condition="of:is-true-formula(NOT(ISERROR(SEARCH(&quot;Not checked&quot;;[.G22]))))" style:apply-style-name="cf8" style:base-cell-address="Basic_checks.G22"/>
    </style:style>
    <style:style style:name="ce12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3]))))" style:apply-style-name="cf9" style:base-cell-address="Basic_checks.E23"/>
      <style:map style:condition="of:is-true-formula(NOT(ISERROR(SEARCH(&quot;Passed&quot;;[.E23]))))" style:apply-style-name="cf10" style:base-cell-address="Basic_checks.E23"/>
      <style:map style:condition="of:is-true-formula(NOT(ISERROR(SEARCH(&quot;Failed&quot;;[.E23]))))" style:apply-style-name="cf6" style:base-cell-address="Basic_checks.E23"/>
      <style:map style:condition="of:is-true-formula(NOT(ISERROR(SEARCH(&quot;Not applicable&quot;;[.E23]))))" style:apply-style-name="cf7" style:base-cell-address="Basic_checks.E23"/>
      <style:map style:condition="of:is-true-formula(NOT(ISERROR(SEARCH(&quot;Not checked&quot;;[.E23]))))" style:apply-style-name="cf8" style:base-cell-address="Basic_checks.E23"/>
    </style:style>
    <style:style style:name="ce12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3]))))" style:apply-style-name="cf9" style:base-cell-address="Basic_checks.G23"/>
      <style:map style:condition="of:is-true-formula(NOT(ISERROR(SEARCH(&quot;Passed&quot;;[.G23]))))" style:apply-style-name="cf10" style:base-cell-address="Basic_checks.G23"/>
      <style:map style:condition="of:is-true-formula(NOT(ISERROR(SEARCH(&quot;Failed&quot;;[.G23]))))" style:apply-style-name="cf6" style:base-cell-address="Basic_checks.G23"/>
      <style:map style:condition="of:is-true-formula(NOT(ISERROR(SEARCH(&quot;Not applicable&quot;;[.G23]))))" style:apply-style-name="cf7" style:base-cell-address="Basic_checks.G23"/>
      <style:map style:condition="of:is-true-formula(NOT(ISERROR(SEARCH(&quot;Not checked&quot;;[.G23]))))" style:apply-style-name="cf8" style:base-cell-address="Basic_checks.G23"/>
    </style:style>
    <style:style style:name="ce12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4]))))" style:apply-style-name="cf9" style:base-cell-address="Basic_checks.E24"/>
      <style:map style:condition="of:is-true-formula(NOT(ISERROR(SEARCH(&quot;Passed&quot;;[.E24]))))" style:apply-style-name="cf10" style:base-cell-address="Basic_checks.E24"/>
      <style:map style:condition="of:is-true-formula(NOT(ISERROR(SEARCH(&quot;Failed&quot;;[.E24]))))" style:apply-style-name="cf6" style:base-cell-address="Basic_checks.E24"/>
      <style:map style:condition="of:is-true-formula(NOT(ISERROR(SEARCH(&quot;Not applicable&quot;;[.E24]))))" style:apply-style-name="cf7" style:base-cell-address="Basic_checks.E24"/>
      <style:map style:condition="of:is-true-formula(NOT(ISERROR(SEARCH(&quot;Not checked&quot;;[.E24]))))" style:apply-style-name="cf8" style:base-cell-address="Basic_checks.E24"/>
    </style:style>
    <style:style style:name="ce13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4]))))" style:apply-style-name="cf9" style:base-cell-address="Basic_checks.G24"/>
      <style:map style:condition="of:is-true-formula(NOT(ISERROR(SEARCH(&quot;Passed&quot;;[.G24]))))" style:apply-style-name="cf10" style:base-cell-address="Basic_checks.G24"/>
      <style:map style:condition="of:is-true-formula(NOT(ISERROR(SEARCH(&quot;Failed&quot;;[.G24]))))" style:apply-style-name="cf6" style:base-cell-address="Basic_checks.G24"/>
      <style:map style:condition="of:is-true-formula(NOT(ISERROR(SEARCH(&quot;Not applicable&quot;;[.G24]))))" style:apply-style-name="cf7" style:base-cell-address="Basic_checks.G24"/>
      <style:map style:condition="of:is-true-formula(NOT(ISERROR(SEARCH(&quot;Not checked&quot;;[.G24]))))" style:apply-style-name="cf8" style:base-cell-address="Basic_checks.G24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5]))))" style:apply-style-name="cf9" style:base-cell-address="Basic_checks.G25"/>
      <style:map style:condition="of:is-true-formula(NOT(ISERROR(SEARCH(&quot;Passed&quot;;[.G25]))))" style:apply-style-name="cf10" style:base-cell-address="Basic_checks.G25"/>
      <style:map style:condition="of:is-true-formula(NOT(ISERROR(SEARCH(&quot;Failed&quot;;[.G25]))))" style:apply-style-name="cf6" style:base-cell-address="Basic_checks.G25"/>
      <style:map style:condition="of:is-true-formula(NOT(ISERROR(SEARCH(&quot;Not applicable&quot;;[.G25]))))" style:apply-style-name="cf7" style:base-cell-address="Basic_checks.G25"/>
      <style:map style:condition="of:is-true-formula(NOT(ISERROR(SEARCH(&quot;Not checked&quot;;[.G25]))))" style:apply-style-name="cf8" style:base-cell-address="Basic_checks.G25"/>
    </style:style>
    <style:style style:name="ce13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5]))))" style:apply-style-name="cf9" style:base-cell-address="Basic_checks.E25"/>
      <style:map style:condition="of:is-true-formula(NOT(ISERROR(SEARCH(&quot;Passed&quot;;[.E25]))))" style:apply-style-name="cf10" style:base-cell-address="Basic_checks.E25"/>
      <style:map style:condition="of:is-true-formula(NOT(ISERROR(SEARCH(&quot;Failed&quot;;[.E25]))))" style:apply-style-name="cf6" style:base-cell-address="Basic_checks.E25"/>
      <style:map style:condition="of:is-true-formula(NOT(ISERROR(SEARCH(&quot;Not applicable&quot;;[.E25]))))" style:apply-style-name="cf7" style:base-cell-address="Basic_checks.E25"/>
      <style:map style:condition="of:is-true-formula(NOT(ISERROR(SEARCH(&quot;Not checked&quot;;[.E25]))))" style:apply-style-name="cf8" style:base-cell-address="Basic_checks.E25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7]))))" style:apply-style-name="cf9" style:base-cell-address="Basic_checks.G27"/>
      <style:map style:condition="of:is-true-formula(NOT(ISERROR(SEARCH(&quot;Passed&quot;;[.G27]))))" style:apply-style-name="cf10" style:base-cell-address="Basic_checks.G27"/>
      <style:map style:condition="of:is-true-formula(NOT(ISERROR(SEARCH(&quot;Failed&quot;;[.G27]))))" style:apply-style-name="cf6" style:base-cell-address="Basic_checks.G27"/>
      <style:map style:condition="of:is-true-formula(NOT(ISERROR(SEARCH(&quot;Not applicable&quot;;[.G27]))))" style:apply-style-name="cf7" style:base-cell-address="Basic_checks.G27"/>
      <style:map style:condition="of:is-true-formula(NOT(ISERROR(SEARCH(&quot;Not checked&quot;;[.G27]))))" style:apply-style-name="cf8" style:base-cell-address="Basic_checks.G27"/>
    </style:style>
    <style:style style:name="ce13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8]))))" style:apply-style-name="cf9" style:base-cell-address="Basic_checks.G28"/>
      <style:map style:condition="of:is-true-formula(NOT(ISERROR(SEARCH(&quot;Passed&quot;;[.G28]))))" style:apply-style-name="cf10" style:base-cell-address="Basic_checks.G28"/>
      <style:map style:condition="of:is-true-formula(NOT(ISERROR(SEARCH(&quot;Failed&quot;;[.G28]))))" style:apply-style-name="cf6" style:base-cell-address="Basic_checks.G28"/>
      <style:map style:condition="of:is-true-formula(NOT(ISERROR(SEARCH(&quot;Not applicable&quot;;[.G28]))))" style:apply-style-name="cf7" style:base-cell-address="Basic_checks.G28"/>
      <style:map style:condition="of:is-true-formula(NOT(ISERROR(SEARCH(&quot;Not checked&quot;;[.G28]))))" style:apply-style-name="cf8" style:base-cell-address="Basic_checks.G28"/>
    </style:style>
    <style:style style:name="ce13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0]))))" style:apply-style-name="cf9" style:base-cell-address="Basic_checks.G30"/>
      <style:map style:condition="of:is-true-formula(NOT(ISERROR(SEARCH(&quot;Passed&quot;;[.G30]))))" style:apply-style-name="cf10" style:base-cell-address="Basic_checks.G30"/>
      <style:map style:condition="of:is-true-formula(NOT(ISERROR(SEARCH(&quot;Failed&quot;;[.G30]))))" style:apply-style-name="cf6" style:base-cell-address="Basic_checks.G30"/>
      <style:map style:condition="of:is-true-formula(NOT(ISERROR(SEARCH(&quot;Not applicable&quot;;[.G30]))))" style:apply-style-name="cf7" style:base-cell-address="Basic_checks.G30"/>
      <style:map style:condition="of:is-true-formula(NOT(ISERROR(SEARCH(&quot;Not checked&quot;;[.G30]))))" style:apply-style-name="cf8" style:base-cell-address="Basic_checks.G30"/>
    </style:style>
    <style:style style:name="ce13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1]))))" style:apply-style-name="cf9" style:base-cell-address="Basic_checks.G31"/>
      <style:map style:condition="of:is-true-formula(NOT(ISERROR(SEARCH(&quot;Passed&quot;;[.G31]))))" style:apply-style-name="cf10" style:base-cell-address="Basic_checks.G31"/>
      <style:map style:condition="of:is-true-formula(NOT(ISERROR(SEARCH(&quot;Failed&quot;;[.G31]))))" style:apply-style-name="cf6" style:base-cell-address="Basic_checks.G31"/>
      <style:map style:condition="of:is-true-formula(NOT(ISERROR(SEARCH(&quot;Not applicable&quot;;[.G31]))))" style:apply-style-name="cf7" style:base-cell-address="Basic_checks.G31"/>
      <style:map style:condition="of:is-true-formula(NOT(ISERROR(SEARCH(&quot;Not checked&quot;;[.G31]))))" style:apply-style-name="cf8" style:base-cell-address="Basic_checks.G31"/>
    </style:style>
    <style:style style:name="ce13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2]))))" style:apply-style-name="cf9" style:base-cell-address="Basic_checks.G32"/>
      <style:map style:condition="of:is-true-formula(NOT(ISERROR(SEARCH(&quot;Passed&quot;;[.G32]))))" style:apply-style-name="cf10" style:base-cell-address="Basic_checks.G32"/>
      <style:map style:condition="of:is-true-formula(NOT(ISERROR(SEARCH(&quot;Failed&quot;;[.G32]))))" style:apply-style-name="cf6" style:base-cell-address="Basic_checks.G32"/>
      <style:map style:condition="of:is-true-formula(NOT(ISERROR(SEARCH(&quot;Not applicable&quot;;[.G32]))))" style:apply-style-name="cf7" style:base-cell-address="Basic_checks.G32"/>
      <style:map style:condition="of:is-true-formula(NOT(ISERROR(SEARCH(&quot;Not checked&quot;;[.G32]))))" style:apply-style-name="cf8" style:base-cell-address="Basic_checks.G32"/>
    </style:style>
    <style:style style:name="ce13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3]))))" style:apply-style-name="cf9" style:base-cell-address="Basic_checks.G33"/>
      <style:map style:condition="of:is-true-formula(NOT(ISERROR(SEARCH(&quot;Passed&quot;;[.G33]))))" style:apply-style-name="cf10" style:base-cell-address="Basic_checks.G33"/>
      <style:map style:condition="of:is-true-formula(NOT(ISERROR(SEARCH(&quot;Failed&quot;;[.G33]))))" style:apply-style-name="cf6" style:base-cell-address="Basic_checks.G33"/>
      <style:map style:condition="of:is-true-formula(NOT(ISERROR(SEARCH(&quot;Not applicable&quot;;[.G33]))))" style:apply-style-name="cf7" style:base-cell-address="Basic_checks.G33"/>
      <style:map style:condition="of:is-true-formula(NOT(ISERROR(SEARCH(&quot;Not checked&quot;;[.G33]))))" style:apply-style-name="cf8" style:base-cell-address="Basic_checks.G33"/>
    </style:style>
    <style:style style:name="ce13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4]))))" style:apply-style-name="cf9" style:base-cell-address="Basic_checks.G34"/>
      <style:map style:condition="of:is-true-formula(NOT(ISERROR(SEARCH(&quot;Passed&quot;;[.G34]))))" style:apply-style-name="cf10" style:base-cell-address="Basic_checks.G34"/>
      <style:map style:condition="of:is-true-formula(NOT(ISERROR(SEARCH(&quot;Failed&quot;;[.G34]))))" style:apply-style-name="cf6" style:base-cell-address="Basic_checks.G34"/>
      <style:map style:condition="of:is-true-formula(NOT(ISERROR(SEARCH(&quot;Not applicable&quot;;[.G34]))))" style:apply-style-name="cf7" style:base-cell-address="Basic_checks.G34"/>
      <style:map style:condition="of:is-true-formula(NOT(ISERROR(SEARCH(&quot;Not checked&quot;;[.G34]))))" style:apply-style-name="cf8" style:base-cell-address="Basic_checks.G34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5]))))" style:apply-style-name="cf9" style:base-cell-address="Basic_checks.G35"/>
      <style:map style:condition="of:is-true-formula(NOT(ISERROR(SEARCH(&quot;Passed&quot;;[.G35]))))" style:apply-style-name="cf10" style:base-cell-address="Basic_checks.G35"/>
      <style:map style:condition="of:is-true-formula(NOT(ISERROR(SEARCH(&quot;Failed&quot;;[.G35]))))" style:apply-style-name="cf6" style:base-cell-address="Basic_checks.G35"/>
      <style:map style:condition="of:is-true-formula(NOT(ISERROR(SEARCH(&quot;Not applicable&quot;;[.G35]))))" style:apply-style-name="cf7" style:base-cell-address="Basic_checks.G35"/>
      <style:map style:condition="of:is-true-formula(NOT(ISERROR(SEARCH(&quot;Not checked&quot;;[.G35]))))" style:apply-style-name="cf8" style:base-cell-address="Basic_checks.G35"/>
    </style:style>
    <style:style style:name="ce14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7]))))" style:apply-style-name="cf9" style:base-cell-address="Basic_checks.G37"/>
      <style:map style:condition="of:is-true-formula(NOT(ISERROR(SEARCH(&quot;Passed&quot;;[.G37]))))" style:apply-style-name="cf10" style:base-cell-address="Basic_checks.G37"/>
      <style:map style:condition="of:is-true-formula(NOT(ISERROR(SEARCH(&quot;Failed&quot;;[.G37]))))" style:apply-style-name="cf6" style:base-cell-address="Basic_checks.G37"/>
      <style:map style:condition="of:is-true-formula(NOT(ISERROR(SEARCH(&quot;Not applicable&quot;;[.G37]))))" style:apply-style-name="cf7" style:base-cell-address="Basic_checks.G37"/>
      <style:map style:condition="of:is-true-formula(NOT(ISERROR(SEARCH(&quot;Not checked&quot;;[.G37]))))" style:apply-style-name="cf8" style:base-cell-address="Basic_checks.G37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8]))))" style:apply-style-name="cf9" style:base-cell-address="Basic_checks.G38"/>
      <style:map style:condition="of:is-true-formula(NOT(ISERROR(SEARCH(&quot;Passed&quot;;[.G38]))))" style:apply-style-name="cf10" style:base-cell-address="Basic_checks.G38"/>
      <style:map style:condition="of:is-true-formula(NOT(ISERROR(SEARCH(&quot;Failed&quot;;[.G38]))))" style:apply-style-name="cf6" style:base-cell-address="Basic_checks.G38"/>
      <style:map style:condition="of:is-true-formula(NOT(ISERROR(SEARCH(&quot;Not applicable&quot;;[.G38]))))" style:apply-style-name="cf7" style:base-cell-address="Basic_checks.G38"/>
      <style:map style:condition="of:is-true-formula(NOT(ISERROR(SEARCH(&quot;Not checked&quot;;[.G38]))))" style:apply-style-name="cf8" style:base-cell-address="Basic_checks.G38"/>
    </style:style>
    <style:style style:name="ce14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9]))))" style:apply-style-name="cf9" style:base-cell-address="Basic_checks.G39"/>
      <style:map style:condition="of:is-true-formula(NOT(ISERROR(SEARCH(&quot;Passed&quot;;[.G39]))))" style:apply-style-name="cf10" style:base-cell-address="Basic_checks.G39"/>
      <style:map style:condition="of:is-true-formula(NOT(ISERROR(SEARCH(&quot;Failed&quot;;[.G39]))))" style:apply-style-name="cf6" style:base-cell-address="Basic_checks.G39"/>
      <style:map style:condition="of:is-true-formula(NOT(ISERROR(SEARCH(&quot;Not applicable&quot;;[.G39]))))" style:apply-style-name="cf7" style:base-cell-address="Basic_checks.G39"/>
      <style:map style:condition="of:is-true-formula(NOT(ISERROR(SEARCH(&quot;Not checked&quot;;[.G39]))))" style:apply-style-name="cf8" style:base-cell-address="Basic_checks.G39"/>
    </style:style>
    <style:style style:name="ce14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0]))))" style:apply-style-name="cf9" style:base-cell-address="Basic_checks.G40"/>
      <style:map style:condition="of:is-true-formula(NOT(ISERROR(SEARCH(&quot;Passed&quot;;[.G40]))))" style:apply-style-name="cf10" style:base-cell-address="Basic_checks.G40"/>
      <style:map style:condition="of:is-true-formula(NOT(ISERROR(SEARCH(&quot;Failed&quot;;[.G40]))))" style:apply-style-name="cf6" style:base-cell-address="Basic_checks.G40"/>
      <style:map style:condition="of:is-true-formula(NOT(ISERROR(SEARCH(&quot;Not applicable&quot;;[.G40]))))" style:apply-style-name="cf7" style:base-cell-address="Basic_checks.G40"/>
      <style:map style:condition="of:is-true-formula(NOT(ISERROR(SEARCH(&quot;Not checked&quot;;[.G40]))))" style:apply-style-name="cf8" style:base-cell-address="Basic_checks.G40"/>
    </style:style>
    <style:style style:name="ce14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1]))))" style:apply-style-name="cf9" style:base-cell-address="Basic_checks.G41"/>
      <style:map style:condition="of:is-true-formula(NOT(ISERROR(SEARCH(&quot;Passed&quot;;[.G41]))))" style:apply-style-name="cf10" style:base-cell-address="Basic_checks.G41"/>
      <style:map style:condition="of:is-true-formula(NOT(ISERROR(SEARCH(&quot;Failed&quot;;[.G41]))))" style:apply-style-name="cf6" style:base-cell-address="Basic_checks.G41"/>
      <style:map style:condition="of:is-true-formula(NOT(ISERROR(SEARCH(&quot;Not applicable&quot;;[.G41]))))" style:apply-style-name="cf7" style:base-cell-address="Basic_checks.G41"/>
      <style:map style:condition="of:is-true-formula(NOT(ISERROR(SEARCH(&quot;Not checked&quot;;[.G41]))))" style:apply-style-name="cf8" style:base-cell-address="Basic_checks.G41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2]))))" style:apply-style-name="cf9" style:base-cell-address="Basic_checks.G42"/>
      <style:map style:condition="of:is-true-formula(NOT(ISERROR(SEARCH(&quot;Passed&quot;;[.G42]))))" style:apply-style-name="cf10" style:base-cell-address="Basic_checks.G42"/>
      <style:map style:condition="of:is-true-formula(NOT(ISERROR(SEARCH(&quot;Failed&quot;;[.G42]))))" style:apply-style-name="cf6" style:base-cell-address="Basic_checks.G42"/>
      <style:map style:condition="of:is-true-formula(NOT(ISERROR(SEARCH(&quot;Not applicable&quot;;[.G42]))))" style:apply-style-name="cf7" style:base-cell-address="Basic_checks.G42"/>
      <style:map style:condition="of:is-true-formula(NOT(ISERROR(SEARCH(&quot;Not checked&quot;;[.G42]))))" style:apply-style-name="cf8" style:base-cell-address="Basic_checks.G42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4]))))" style:apply-style-name="cf9" style:base-cell-address="Basic_checks.G44"/>
      <style:map style:condition="of:is-true-formula(NOT(ISERROR(SEARCH(&quot;Passed&quot;;[.G44]))))" style:apply-style-name="cf10" style:base-cell-address="Basic_checks.G44"/>
      <style:map style:condition="of:is-true-formula(NOT(ISERROR(SEARCH(&quot;Failed&quot;;[.G44]))))" style:apply-style-name="cf6" style:base-cell-address="Basic_checks.G44"/>
      <style:map style:condition="of:is-true-formula(NOT(ISERROR(SEARCH(&quot;Not applicable&quot;;[.G44]))))" style:apply-style-name="cf7" style:base-cell-address="Basic_checks.G44"/>
      <style:map style:condition="of:is-true-formula(NOT(ISERROR(SEARCH(&quot;Not checked&quot;;[.G44]))))" style:apply-style-name="cf8" style:base-cell-address="Basic_checks.G44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5]))))" style:apply-style-name="cf9" style:base-cell-address="Basic_checks.G45"/>
      <style:map style:condition="of:is-true-formula(NOT(ISERROR(SEARCH(&quot;Passed&quot;;[.G45]))))" style:apply-style-name="cf10" style:base-cell-address="Basic_checks.G45"/>
      <style:map style:condition="of:is-true-formula(NOT(ISERROR(SEARCH(&quot;Failed&quot;;[.G45]))))" style:apply-style-name="cf6" style:base-cell-address="Basic_checks.G45"/>
      <style:map style:condition="of:is-true-formula(NOT(ISERROR(SEARCH(&quot;Not applicable&quot;;[.G45]))))" style:apply-style-name="cf7" style:base-cell-address="Basic_checks.G45"/>
      <style:map style:condition="of:is-true-formula(NOT(ISERROR(SEARCH(&quot;Not checked&quot;;[.G45]))))" style:apply-style-name="cf8" style:base-cell-address="Basic_checks.G45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6]))))" style:apply-style-name="cf9" style:base-cell-address="Basic_checks.G46"/>
      <style:map style:condition="of:is-true-formula(NOT(ISERROR(SEARCH(&quot;Passed&quot;;[.G46]))))" style:apply-style-name="cf10" style:base-cell-address="Basic_checks.G46"/>
      <style:map style:condition="of:is-true-formula(NOT(ISERROR(SEARCH(&quot;Failed&quot;;[.G46]))))" style:apply-style-name="cf6" style:base-cell-address="Basic_checks.G46"/>
      <style:map style:condition="of:is-true-formula(NOT(ISERROR(SEARCH(&quot;Not applicable&quot;;[.G46]))))" style:apply-style-name="cf7" style:base-cell-address="Basic_checks.G46"/>
      <style:map style:condition="of:is-true-formula(NOT(ISERROR(SEARCH(&quot;Not checked&quot;;[.G46]))))" style:apply-style-name="cf8" style:base-cell-address="Basic_checks.G46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8]))))" style:apply-style-name="cf9" style:base-cell-address="Basic_checks.G48"/>
      <style:map style:condition="of:is-true-formula(NOT(ISERROR(SEARCH(&quot;Passed&quot;;[.G48]))))" style:apply-style-name="cf10" style:base-cell-address="Basic_checks.G48"/>
      <style:map style:condition="of:is-true-formula(NOT(ISERROR(SEARCH(&quot;Failed&quot;;[.G48]))))" style:apply-style-name="cf6" style:base-cell-address="Basic_checks.G48"/>
      <style:map style:condition="of:is-true-formula(NOT(ISERROR(SEARCH(&quot;Not applicable&quot;;[.G48]))))" style:apply-style-name="cf7" style:base-cell-address="Basic_checks.G48"/>
      <style:map style:condition="of:is-true-formula(NOT(ISERROR(SEARCH(&quot;Not checked&quot;;[.G48]))))" style:apply-style-name="cf8" style:base-cell-address="Basic_checks.G48"/>
    </style:style>
    <style:style style:name="ce15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9]))))" style:apply-style-name="cf9" style:base-cell-address="Basic_checks.G49"/>
      <style:map style:condition="of:is-true-formula(NOT(ISERROR(SEARCH(&quot;Passed&quot;;[.G49]))))" style:apply-style-name="cf10" style:base-cell-address="Basic_checks.G49"/>
      <style:map style:condition="of:is-true-formula(NOT(ISERROR(SEARCH(&quot;Failed&quot;;[.G49]))))" style:apply-style-name="cf6" style:base-cell-address="Basic_checks.G49"/>
      <style:map style:condition="of:is-true-formula(NOT(ISERROR(SEARCH(&quot;Not applicable&quot;;[.G49]))))" style:apply-style-name="cf7" style:base-cell-address="Basic_checks.G49"/>
      <style:map style:condition="of:is-true-formula(NOT(ISERROR(SEARCH(&quot;Not checked&quot;;[.G49]))))" style:apply-style-name="cf8" style:base-cell-address="Basic_checks.G49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0]))))" style:apply-style-name="cf9" style:base-cell-address="Basic_checks.G50"/>
      <style:map style:condition="of:is-true-formula(NOT(ISERROR(SEARCH(&quot;Passed&quot;;[.G50]))))" style:apply-style-name="cf10" style:base-cell-address="Basic_checks.G50"/>
      <style:map style:condition="of:is-true-formula(NOT(ISERROR(SEARCH(&quot;Failed&quot;;[.G50]))))" style:apply-style-name="cf6" style:base-cell-address="Basic_checks.G50"/>
      <style:map style:condition="of:is-true-formula(NOT(ISERROR(SEARCH(&quot;Not applicable&quot;;[.G50]))))" style:apply-style-name="cf7" style:base-cell-address="Basic_checks.G50"/>
      <style:map style:condition="of:is-true-formula(NOT(ISERROR(SEARCH(&quot;Not checked&quot;;[.G50]))))" style:apply-style-name="cf8" style:base-cell-address="Basic_checks.G50"/>
    </style:style>
    <style:style style:name="ce15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1]))))" style:apply-style-name="cf9" style:base-cell-address="Basic_checks.G51"/>
      <style:map style:condition="of:is-true-formula(NOT(ISERROR(SEARCH(&quot;Passed&quot;;[.G51]))))" style:apply-style-name="cf10" style:base-cell-address="Basic_checks.G51"/>
      <style:map style:condition="of:is-true-formula(NOT(ISERROR(SEARCH(&quot;Failed&quot;;[.G51]))))" style:apply-style-name="cf6" style:base-cell-address="Basic_checks.G51"/>
      <style:map style:condition="of:is-true-formula(NOT(ISERROR(SEARCH(&quot;Not applicable&quot;;[.G51]))))" style:apply-style-name="cf7" style:base-cell-address="Basic_checks.G51"/>
      <style:map style:condition="of:is-true-formula(NOT(ISERROR(SEARCH(&quot;Not checked&quot;;[.G51]))))" style:apply-style-name="cf8" style:base-cell-address="Basic_checks.G51"/>
    </style:style>
    <style:style style:name="ce154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2]))))" style:apply-style-name="cf9" style:base-cell-address="Basic_checks.G52"/>
      <style:map style:condition="of:is-true-formula(NOT(ISERROR(SEARCH(&quot;Passed&quot;;[.G52]))))" style:apply-style-name="cf10" style:base-cell-address="Basic_checks.G52"/>
      <style:map style:condition="of:is-true-formula(NOT(ISERROR(SEARCH(&quot;Failed&quot;;[.G52]))))" style:apply-style-name="cf6" style:base-cell-address="Basic_checks.G52"/>
      <style:map style:condition="of:is-true-formula(NOT(ISERROR(SEARCH(&quot;Not applicable&quot;;[.G52]))))" style:apply-style-name="cf7" style:base-cell-address="Basic_checks.G52"/>
      <style:map style:condition="of:is-true-formula(NOT(ISERROR(SEARCH(&quot;Not checked&quot;;[.G52]))))" style:apply-style-name="cf8" style:base-cell-address="Basic_checks.G52"/>
    </style:style>
    <style:style style:name="ce15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3]))))" style:apply-style-name="cf9" style:base-cell-address="Basic_checks.G53"/>
      <style:map style:condition="of:is-true-formula(NOT(ISERROR(SEARCH(&quot;Passed&quot;;[.G53]))))" style:apply-style-name="cf10" style:base-cell-address="Basic_checks.G53"/>
      <style:map style:condition="of:is-true-formula(NOT(ISERROR(SEARCH(&quot;Failed&quot;;[.G53]))))" style:apply-style-name="cf6" style:base-cell-address="Basic_checks.G53"/>
      <style:map style:condition="of:is-true-formula(NOT(ISERROR(SEARCH(&quot;Not applicable&quot;;[.G53]))))" style:apply-style-name="cf7" style:base-cell-address="Basic_checks.G53"/>
      <style:map style:condition="of:is-true-formula(NOT(ISERROR(SEARCH(&quot;Not checked&quot;;[.G53]))))" style:apply-style-name="cf8" style:base-cell-address="Basic_checks.G53"/>
    </style:style>
    <style:style style:name="ce15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5]))))" style:apply-style-name="cf9" style:base-cell-address="Basic_checks.G55"/>
      <style:map style:condition="of:is-true-formula(NOT(ISERROR(SEARCH(&quot;Passed&quot;;[.G55]))))" style:apply-style-name="cf10" style:base-cell-address="Basic_checks.G55"/>
      <style:map style:condition="of:is-true-formula(NOT(ISERROR(SEARCH(&quot;Failed&quot;;[.G55]))))" style:apply-style-name="cf6" style:base-cell-address="Basic_checks.G55"/>
      <style:map style:condition="of:is-true-formula(NOT(ISERROR(SEARCH(&quot;Not applicable&quot;;[.G55]))))" style:apply-style-name="cf7" style:base-cell-address="Basic_checks.G55"/>
      <style:map style:condition="of:is-true-formula(NOT(ISERROR(SEARCH(&quot;Not checked&quot;;[.G55]))))" style:apply-style-name="cf8" style:base-cell-address="Basic_checks.G5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ata_items.$A$1:.$A$5])" table:base-cell-address="Basic_checks.C3">
          <table:help-message table:display="true"/>
          <table:error-message table:display="true"/>
        </table:content-validation>
      </table:content-validations>
      <table:table table:name="Overview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office:value-type="string" table:style-name="ce2">
            <text:p>Basic accessibility checks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WCAG 2.1 covers a lot of criteria and a lot of scenarios. Because it is a full standard, it has to cover every eventuality. To be able to say your service is fully compliant, you will need to check everything. There is no getting around it.</text:p>
            <text:p/>
            <text:p>However, when testing we find most WCAG failures fall under the same 15 to 20 criteria. So, we’ve made a checklist of our top 10 things to test. We think this should cover a lot of the serious accessibility barriers people face.</text:p>
            <text:p/>
            <text:p>To make this checklist, we combined the common failures found by 8 different accessibility auditors along with the findings from the Accessibility monitoring of public sector websites and mobile apps 2020-2021 corporate report.</text:p>
            <text:p/>
            <text:p>We grouped the tests into a logical order based on how easy the tests are to execute, and how much effort they will take to fix.</text:p>
          </table:table-cell>
          <table:table-cell table:number-columns-repeated="16383"/>
        </table:table-row>
        <table:table-row table:style-name="ro3">
          <table:table-cell office:value-type="string" table:style-name="ce5">
            <text:p>Warning: The intent of this basic checklist is to cover the most common WCAG failures. Completing this checklist will not guarantee your service is fully compliant with WCAG 2.1.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3">
            <text:p>Links:</text:p>
          </table:table-cell>
          <table:table-cell table:number-columns-repeated="16383"/>
        </table:table-row>
        <table:table-row table:style-name="ro5">
          <table:table-cell office:value-type="string" table:style-name="ce6">
            <text:p><text:a xlink:href="https://staging-dwpam.herokuapp.com/tools-and-resources/basic-accessibility-checks/#1-automated-tools">Guidance in the DWP Accessibility Manual</text:a></text:p>
          </table:table-cell>
          <table:table-cell table:number-columns-repeated="16383"/>
        </table:table-row>
        <table:table-row table:style-name="ro5">
          <table:table-cell office:value-type="string" table:style-name="ce6">
            <text:p><text:a xlink:href="https://www.gov.uk/government/publications/accessibility-monitoring-of-public-sector-websites-and-mobile-apps-2020-2021/accessibility-monitoring-of-public-sector-websites-and-mobile-apps-2020-2021">Accessibility monitoring of public sector websites and mobile apps 2020-2021 corporate report</text:a></text:p>
          </table:table-cell>
          <table:table-cell table:number-columns-repeated="16383"/>
        </table:table-row>
        <table:table-row table:number-rows-repeated="1048569" table:style-name="ro4">
          <table:table-cell table:number-columns-repeated="16384"/>
        </table:table-row>
      </table:table>
      <table:table table:name="Basic_checks" table:style-name="ta1">
        <table:table-column table:style-name="co3" table:default-cell-style-name="ce19"/>
        <table:table-column table:style-name="co4" table:default-cell-style-name="ce19"/>
        <table:table-column table:style-name="co5" table:default-cell-style-name="ce16"/>
        <table:table-column table:style-name="co6" table:default-cell-style-name="ce14"/>
        <table:table-column table:style-name="co5" table:default-cell-style-name="ce16"/>
        <table:table-column table:style-name="co7" table:default-cell-style-name="ce22"/>
        <table:table-column table:style-name="co5" table:default-cell-style-name="ce17"/>
        <table:table-column table:style-name="co8" table:default-cell-style-name="ce17"/>
        <table:table-column table:style-name="co5" table:default-cell-style-name="ce18"/>
        <table:table-column table:style-name="co5" table:number-columns-repeated="1156" table:default-cell-style-name="ce19"/>
        <table:table-column table:style-name="co2" table:number-columns-repeated="15219" table:default-cell-style-name="ce19"/>
        <table:table-row table:style-name="ro6">
          <table:table-cell office:value-type="string" table:style-name="ce7">
            <text:p>Tests</text:p>
          </table:table-cell>
          <table:table-cell office:value-type="string" table:style-name="ce7">
            <text:p>WCAG References</text:p>
          </table:table-cell>
          <table:table-cell office:value-type="string" table:number-columns-spanned="2" table:number-rows-spanned="1" table:style-name="ce23">
            <text:p>Page 1</text:p>
          </table:table-cell>
          <table:covered-table-cell/>
          <table:table-cell office:value-type="string" table:number-columns-spanned="2" table:number-rows-spanned="1" table:style-name="ce23">
            <text:p>Page 2</text:p>
          </table:table-cell>
          <table:covered-table-cell/>
          <table:table-cell office:value-type="string" table:number-columns-spanned="2" table:number-rows-spanned="1" table:style-name="ce23">
            <text:p>Page 3</text:p>
          </table:table-cell>
          <table:covered-table-cell/>
          <table:table-cell table:style-name="ce8"/>
          <table:table-cell table:number-columns-repeated="16375" table:style-name="ce9"/>
        </table:table-row>
        <table:table-row table:style-name="ro6">
          <table:table-cell office:value-type="string" table:style-name="ce10">
            <text:p>1. Automated tools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14">
            <text:p>HTML is valid</text:p>
          </table:table-cell>
          <table:table-cell office:value-type="string" table:style-name="ce15">
            <text:p>4.1.1 Parsing</text:p>
          </table:table-cell>
          <table:table-cell office:value-type="string" table:content-validation-name="val1" table:style-name="ce29">
            <text:p>Not checked</text:p>
          </table:table-cell>
          <table:table-cell table:style-name="ce14"/>
          <table:table-cell office:value-type="string" table:content-validation-name="val1" table:style-name="ce30">
            <text:p>Not checked</text:p>
          </table:table-cell>
          <table:table-cell table:style-name="ce17"/>
          <table:table-cell office:value-type="string" table:content-validation-name="val1" table:style-name="ce63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ARC Toolkit used</text:p>
          </table:table-cell>
          <table:table-cell office:value-type="string" table:style-name="ce14">
            <text:p>Various</text:p>
          </table:table-cell>
          <table:table-cell office:value-type="string" table:content-validation-name="val1" table:style-name="ce28">
            <text:p>Not checked</text:p>
          </table:table-cell>
          <table:table-cell table:style-name="ce14"/>
          <table:table-cell office:value-type="string" table:content-validation-name="val1" table:style-name="ce61">
            <text:p>Not checked</text:p>
          </table:table-cell>
          <table:table-cell table:style-name="ce14"/>
          <table:table-cell office:value-type="string" table:content-validation-name="val1" table:style-name="ce62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Axe Devtools used</text:p>
          </table:table-cell>
          <table:table-cell office:value-type="string" table:style-name="ce14">
            <text:p>Various</text:p>
          </table:table-cell>
          <table:table-cell office:value-type="string" table:content-validation-name="val1" table:style-name="ce26">
            <text:p>Not checked</text:p>
          </table:table-cell>
          <table:table-cell table:style-name="ce14"/>
          <table:table-cell office:value-type="string" table:content-validation-name="val1" table:style-name="ce59">
            <text:p>Not checked</text:p>
          </table:table-cell>
          <table:table-cell table:style-name="ce14"/>
          <table:table-cell office:value-type="string" table:content-validation-name="val1" table:style-name="ce64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Wave used</text:p>
          </table:table-cell>
          <table:table-cell office:value-type="string" table:style-name="ce14">
            <text:p>Various</text:p>
          </table:table-cell>
          <table:table-cell office:value-type="string" table:content-validation-name="val1" table:style-name="ce27">
            <text:p>Not checked</text:p>
          </table:table-cell>
          <table:table-cell table:style-name="ce14"/>
          <table:table-cell office:value-type="string" table:content-validation-name="val1" table:style-name="ce60">
            <text:p>Not checked</text:p>
          </table:table-cell>
          <table:table-cell table:style-name="ce17"/>
          <table:table-cell office:value-type="string" table:content-validation-name="val1" table:style-name="ce65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2. Responsive design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14">
            <text:p>All information available in portrait and landscape</text:p>
          </table:table-cell>
          <table:table-cell office:value-type="string" table:style-name="ce20">
            <text:p><text:a xlink:href="https://www.w3.org/WAI/WCAG21/Understanding/orientation.html">1.3.4 Orientation</text:a></text:p>
          </table:table-cell>
          <table:table-cell office:value-type="string" table:content-validation-name="val1" table:style-name="ce33">
            <text:p>Not checked</text:p>
          </table:table-cell>
          <table:table-cell table:style-name="ce14"/>
          <table:table-cell office:value-type="string" table:content-validation-name="val1" table:style-name="ce67">
            <text:p>Not checked</text:p>
          </table:table-cell>
          <table:table-cell table:style-name="ce17"/>
          <table:table-cell office:value-type="string" table:content-validation-name="val1" table:style-name="ce71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Font size scales without breaking the layout when zooming</text:p>
          </table:table-cell>
          <table:table-cell office:value-type="string" table:style-name="ce20">
            <text:p><text:a xlink:href="https://www.w3.org/WAI/WCAG21/Understanding/resize-text.html">1.4.4 Resize text</text:a></text:p>
          </table:table-cell>
          <table:table-cell office:value-type="string" table:content-validation-name="val1" table:style-name="ce31">
            <text:p>Not checked</text:p>
          </table:table-cell>
          <table:table-cell table:style-name="ce14"/>
          <table:table-cell office:value-type="string" table:content-validation-name="val1" table:style-name="ce66">
            <text:p>Not checked</text:p>
          </table:table-cell>
          <table:table-cell table:style-name="ce14"/>
          <table:table-cell office:value-type="string" table:content-validation-name="val1" table:style-name="ce72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No horizontal scrolling on banned elements at 320px</text:p>
          </table:table-cell>
          <table:table-cell office:value-type="string" table:style-name="ce20">
            <text:p><text:a xlink:href="https://www.w3.org/WAI/WCAG21/Understanding/reflow.html">1.4.10 Reflow</text:a></text:p>
          </table:table-cell>
          <table:table-cell office:value-type="string" table:content-validation-name="val1" table:style-name="ce32">
            <text:p>Not checked</text:p>
          </table:table-cell>
          <table:table-cell table:style-name="ce14"/>
          <table:table-cell office:value-type="string" table:content-validation-name="val1" table:style-name="ce68">
            <text:p>Not checked</text:p>
          </table:table-cell>
          <table:table-cell table:style-name="ce14"/>
          <table:table-cell office:value-type="string" table:content-validation-name="val1" table:style-name="ce70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Font size will scale up to “very large” and still be clear</text:p>
          </table:table-cell>
          <table:table-cell office:value-type="string" table:style-name="ce14">
            <text:p>Observation</text:p>
          </table:table-cell>
          <table:table-cell office:value-type="string" table:content-validation-name="val1" table:style-name="ce34">
            <text:p>Not checked</text:p>
          </table:table-cell>
          <table:table-cell table:style-name="ce14"/>
          <table:table-cell office:value-type="string" table:content-validation-name="val1" table:style-name="ce35">
            <text:p>Not checked</text:p>
          </table:table-cell>
          <table:table-cell table:style-name="ce14"/>
          <table:table-cell office:value-type="string" table:content-validation-name="val1" table:style-name="ce69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3. Keyboard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14">
            <text:p>All interactions work using a keyboard</text:p>
          </table:table-cell>
          <table:table-cell office:value-type="string" table:style-name="ce15">
            <text:p>2.1.1 Keyboard</text:p>
          </table:table-cell>
          <table:table-cell office:value-type="string" table:content-validation-name="val1" table:style-name="ce36">
            <text:p>Not checked</text:p>
          </table:table-cell>
          <table:table-cell table:style-name="ce14"/>
          <table:table-cell office:value-type="string" table:content-validation-name="val1" table:style-name="ce37">
            <text:p>Not checked</text:p>
          </table:table-cell>
          <table:table-cell table:style-name="ce17"/>
          <table:table-cell office:value-type="string" table:content-validation-name="val1" table:style-name="ce38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Focus is never trapped</text:p>
          </table:table-cell>
          <table:table-cell office:value-type="string" table:style-name="ce20">
            <text:p><text:a xlink:href="https://www.w3.org/WAI/WCAG21/Understanding/no-keyboard-trap.html">2.1.2 No Keyboard Trap</text:a></text:p>
          </table:table-cell>
          <table:table-cell office:value-type="string" table:content-validation-name="val1" table:style-name="ce40">
            <text:p>Not checked</text:p>
          </table:table-cell>
          <table:table-cell table:style-name="ce14"/>
          <table:table-cell office:value-type="string" table:content-validation-name="val1" table:style-name="ce39">
            <text:p>Not checked</text:p>
          </table:table-cell>
          <table:table-cell table:style-name="ce17"/>
          <table:table-cell office:value-type="string" table:content-validation-name="val1" table:style-name="ce41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Page has is a working skip-link</text:p>
          </table:table-cell>
          <table:table-cell office:value-type="string" table:style-name="ce20">
            <text:p><text:a xlink:href="https://www.w3.org/WAI/WCAG21/Understanding/bypass-blocks.html">2.4.1 Bypass Blocks</text:a></text:p>
          </table:table-cell>
          <table:table-cell office:value-type="string" table:content-validation-name="val1" table:style-name="ce43">
            <text:p>Not checked</text:p>
          </table:table-cell>
          <table:table-cell table:style-name="ce14"/>
          <table:table-cell office:value-type="string" table:content-validation-name="val1" table:style-name="ce42">
            <text:p>Not checked</text:p>
          </table:table-cell>
          <table:table-cell table:style-name="ce17"/>
          <table:table-cell office:value-type="string" table:content-validation-name="val1" table:style-name="ce48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Focus order is logical</text:p>
          </table:table-cell>
          <table:table-cell office:value-type="string" table:style-name="ce20">
            <text:p><text:a xlink:href="https://www.w3.org/WAI/WCAG21/Understanding/focus-order.html">2.4.3 Focus Order</text:a></text:p>
          </table:table-cell>
          <table:table-cell office:value-type="string" table:content-validation-name="val1" table:style-name="ce44">
            <text:p>Not checked</text:p>
          </table:table-cell>
          <table:table-cell table:style-name="ce14"/>
          <table:table-cell office:value-type="string" table:content-validation-name="val1" table:style-name="ce45">
            <text:p>Not checked</text:p>
          </table:table-cell>
          <table:table-cell table:style-name="ce17"/>
          <table:table-cell office:value-type="string" table:content-validation-name="val1" table:style-name="ce49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Focus is always visible</text:p>
          </table:table-cell>
          <table:table-cell office:value-type="string" table:style-name="ce20">
            <text:p><text:a xlink:href="https://www.w3.org/WAI/WCAG21/Understanding/focus-visible.html">2.4.7 Focus Visible</text:a></text:p>
          </table:table-cell>
          <table:table-cell office:value-type="string" table:content-validation-name="val1" table:style-name="ce46">
            <text:p>Not checked</text:p>
          </table:table-cell>
          <table:table-cell table:style-name="ce14"/>
          <table:table-cell office:value-type="string" table:content-validation-name="val1" table:style-name="ce47">
            <text:p>Not checked</text:p>
          </table:table-cell>
          <table:table-cell table:style-name="ce17"/>
          <table:table-cell office:value-type="string" table:content-validation-name="val1" table:style-name="ce50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Focus is contained within modals and pop-ups</text:p>
          </table:table-cell>
          <table:table-cell office:value-type="string" table:style-name="ce20">
            <text:p><text:a xlink:href="https://www.w3.org/WAI/WCAG21/Understanding/focus-visible.html">2.4.7 Focus Visible</text:a></text:p>
          </table:table-cell>
          <table:table-cell office:value-type="string" table:content-validation-name="val1" table:style-name="ce52">
            <text:p>Not checked</text:p>
          </table:table-cell>
          <table:table-cell table:style-name="ce14"/>
          <table:table-cell office:value-type="string" table:content-validation-name="val1" table:style-name="ce51">
            <text:p>Not checked</text:p>
          </table:table-cell>
          <table:table-cell table:style-name="ce17"/>
          <table:table-cell office:value-type="string" table:content-validation-name="val1" table:style-name="ce56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4">
            <text:p>Focus does not submit forms or activate links</text:p>
          </table:table-cell>
          <table:table-cell office:value-type="string" table:style-name="ce20">
            <text:p><text:a xlink:href="https://www.w3.org/WAI/WCAG21/Understanding/on-focus.html">3.1.1 On Focus</text:a></text:p>
          </table:table-cell>
          <table:table-cell office:value-type="string" table:content-validation-name="val1" table:style-name="ce52">
            <text:p>Not checked</text:p>
          </table:table-cell>
          <table:table-cell table:style-name="ce14"/>
          <table:table-cell office:value-type="string" table:content-validation-name="val1" table:style-name="ce53">
            <text:p>Not checked</text:p>
          </table:table-cell>
          <table:table-cell table:style-name="ce17"/>
          <table:table-cell office:value-type="string" table:content-validation-name="val1" table:style-name="ce57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4. Headings and labels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21">
            <text:p>No heading levels have been skipped</text:p>
          </table:table-cell>
          <table:table-cell office:value-type="string" table:style-name="ce20">
            <text:p><text:a xlink:href="https://www.w3.org/WAI/WCAG21/Understanding/info-and-relationships.html">1.3.1 Info and Relationships</text:a></text:p>
          </table:table-cell>
          <table:table-cell office:value-type="string" table:content-validation-name="val1" table:style-name="ce55">
            <text:p>Not checked</text:p>
          </table:table-cell>
          <table:table-cell table:style-name="ce14"/>
          <table:table-cell office:value-type="string" table:content-validation-name="val1" table:style-name="ce54">
            <text:p>Not checked</text:p>
          </table:table-cell>
          <table:table-cell table:style-name="ce17"/>
          <table:table-cell office:value-type="string" table:content-validation-name="val1" table:style-name="ce58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Tables are captioned, headed and marked up correctly</text:p>
          </table:table-cell>
          <table:table-cell office:value-type="string" table:style-name="ce20">
            <text:p><text:a xlink:href="https://www.w3.org/WAI/WCAG21/Understanding/info-and-relationships.html">1.3.1 Info and Relationships</text:a></text:p>
          </table:table-cell>
          <table:table-cell office:value-type="string" table:content-validation-name="val1" table:style-name="ce123">
            <text:p>Not checked</text:p>
          </table:table-cell>
          <table:table-cell table:style-name="ce14"/>
          <table:table-cell office:value-type="string" table:content-validation-name="val1" table:style-name="ce125">
            <text:p>Not checked</text:p>
          </table:table-cell>
          <table:table-cell table:style-name="ce17"/>
          <table:table-cell office:value-type="string" table:content-validation-name="val1" table:style-name="ce126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Page has a H1, but not more than 1</text:p>
          </table:table-cell>
          <table:table-cell office:value-type="string" table:style-name="ce20">
            <text:p><text:a xlink:href="https://www.w3.org/WAI/WCAG21/Understanding/info-and-relationships.html">1.3.1 Info and Relationships</text:a></text:p>
          </table:table-cell>
          <table:table-cell office:value-type="string" table:content-validation-name="val1" table:style-name="ce121">
            <text:p>Not checked</text:p>
          </table:table-cell>
          <table:table-cell table:style-name="ce14"/>
          <table:table-cell office:value-type="string" table:content-validation-name="val1" table:style-name="ce127">
            <text:p>Not checked</text:p>
          </table:table-cell>
          <table:table-cell table:style-name="ce14"/>
          <table:table-cell office:value-type="string" table:content-validation-name="val1" table:style-name="ce128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Headings and labels are clear and descriptive</text:p>
          </table:table-cell>
          <table:table-cell office:value-type="string" table:style-name="ce20">
            <text:p><text:a xlink:href="https://www.w3.org/WAI/WCAG21/Understanding/headings-and-labels.html">2.4.6 Headings and Labels</text:a></text:p>
          </table:table-cell>
          <table:table-cell office:value-type="string" table:content-validation-name="val1" table:style-name="ce124">
            <text:p>Not checked</text:p>
          </table:table-cell>
          <table:table-cell table:style-name="ce14"/>
          <table:table-cell office:value-type="string" table:content-validation-name="val1" table:style-name="ce129">
            <text:p>Not checked</text:p>
          </table:table-cell>
          <table:table-cell table:style-name="ce14"/>
          <table:table-cell office:value-type="string" table:content-validation-name="val1" table:style-name="ce130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All form fields have a label</text:p>
          </table:table-cell>
          <table:table-cell office:value-type="string" table:style-name="ce20">
            <text:p><text:a xlink:href="https://www.w3.org/WAI/WCAG21/Understanding/labels-or-instructions.html">3.3.2 Labels or Instructions</text:a></text:p>
          </table:table-cell>
          <table:table-cell office:value-type="string" table:content-validation-name="val1" table:style-name="ce122">
            <text:p>Not checked</text:p>
          </table:table-cell>
          <table:table-cell table:style-name="ce14"/>
          <table:table-cell office:value-type="string" table:content-validation-name="val1" table:style-name="ce132">
            <text:p>Not checked</text:p>
          </table:table-cell>
          <table:table-cell table:style-name="ce14"/>
          <table:table-cell office:value-type="string" table:content-validation-name="val1" table:style-name="ce131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5. Page title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21">
            <text:p>Page title describes the current page</text:p>
          </table:table-cell>
          <table:table-cell office:value-type="string" table:style-name="ce15">
            <text:p>2.4.2 Page Titled</text:p>
          </table:table-cell>
          <table:table-cell office:value-type="string" table:content-validation-name="val1" table:style-name="ce74">
            <text:p>Not checked</text:p>
          </table:table-cell>
          <table:table-cell table:style-name="ce14"/>
          <table:table-cell office:value-type="string" table:content-validation-name="val1" table:style-name="ce73">
            <text:p>Not checked</text:p>
          </table:table-cell>
          <table:table-cell table:style-name="ce14"/>
          <table:table-cell office:value-type="string" table:content-validation-name="val1" table:style-name="ce133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Page title describes the current website or service</text:p>
          </table:table-cell>
          <table:table-cell office:value-type="string" table:style-name="ce15">
            <text:p>2.4.2 Page Titled</text:p>
          </table:table-cell>
          <table:table-cell office:value-type="string" table:content-validation-name="val1" table:style-name="ce75">
            <text:p>Not checked</text:p>
          </table:table-cell>
          <table:table-cell table:style-name="ce14"/>
          <table:table-cell office:value-type="string" table:content-validation-name="val1" table:style-name="ce76">
            <text:p>Not checked</text:p>
          </table:table-cell>
          <table:table-cell table:style-name="ce14"/>
          <table:table-cell office:value-type="string" table:content-validation-name="val1" table:style-name="ce134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6. Links and buttons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21">
            <text:p>The purpose of each link and button is clear</text:p>
          </table:table-cell>
          <table:table-cell office:value-type="string" table:style-name="ce20">
            <text:p><text:a xlink:href="https://www.w3.org/WAI/WCAG21/Understanding/link-purpose-in-context.html">2.4.4 Link Purpose (In Context)</text:a></text:p>
          </table:table-cell>
          <table:table-cell office:value-type="string" table:content-validation-name="val1" table:style-name="ce77">
            <text:p>Not checked</text:p>
          </table:table-cell>
          <table:table-cell table:style-name="ce14"/>
          <table:table-cell office:value-type="string" table:content-validation-name="val1" table:style-name="ce78">
            <text:p>Not checked</text:p>
          </table:table-cell>
          <table:table-cell table:style-name="ce17"/>
          <table:table-cell office:value-type="string" table:content-validation-name="val1" table:style-name="ce135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No broken or internal-only links</text:p>
          </table:table-cell>
          <table:table-cell office:value-type="string" table:style-name="ce20">
            <text:p><text:a xlink:href="https://www.w3.org/WAI/WCAG21/Understanding/link-purpose-in-context.html">2.4.4 Link Purpose (In Context)</text:a></text:p>
          </table:table-cell>
          <table:table-cell office:value-type="string" table:content-validation-name="val1" table:style-name="ce80">
            <text:p>Not checked</text:p>
          </table:table-cell>
          <table:table-cell table:style-name="ce14"/>
          <table:table-cell office:value-type="string" table:content-validation-name="val1" table:style-name="ce79">
            <text:p>Not checked</text:p>
          </table:table-cell>
          <table:table-cell table:style-name="ce17"/>
          <table:table-cell office:value-type="string" table:content-validation-name="val1" table:style-name="ce136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Navigation menus on more than 1 page are in the same order</text:p>
          </table:table-cell>
          <table:table-cell office:value-type="string" table:style-name="ce20">
            <text:p><text:a xlink:href="https://www.w3.org/WAI/WCAG21/Understanding/consistent-navigation.html">3.2.3 Consistent Navigation</text:a></text:p>
          </table:table-cell>
          <table:table-cell office:value-type="string" table:content-validation-name="val1" table:style-name="ce81">
            <text:p>Not checked</text:p>
          </table:table-cell>
          <table:table-cell table:style-name="ce14"/>
          <table:table-cell office:value-type="string" table:content-validation-name="val1" table:style-name="ce82">
            <text:p>Not checked</text:p>
          </table:table-cell>
          <table:table-cell table:style-name="ce17"/>
          <table:table-cell office:value-type="string" table:content-validation-name="val1" table:style-name="ce137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Buttons on more than 1 page are labelled consistently</text:p>
          </table:table-cell>
          <table:table-cell office:value-type="string" table:style-name="ce20">
            <text:p><text:a xlink:href="https://www.w3.org/WAI/WCAG21/Understanding/consistent-identification.html">3.2.4 Consistent Identification</text:a></text:p>
          </table:table-cell>
          <table:table-cell office:value-type="string" table:content-validation-name="val1" table:style-name="ce84">
            <text:p>Not checked</text:p>
          </table:table-cell>
          <table:table-cell table:style-name="ce14"/>
          <table:table-cell office:value-type="string" table:content-validation-name="val1" table:style-name="ce83">
            <text:p>Not checked</text:p>
          </table:table-cell>
          <table:table-cell table:style-name="ce17"/>
          <table:table-cell office:value-type="string" table:content-validation-name="val1" table:style-name="ce138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Button icons have a text alternative</text:p>
          </table:table-cell>
          <table:table-cell office:value-type="string" table:style-name="ce20">
            <text:p><text:a xlink:href="https://www.w3.org/WAI/WCAG21/Understanding/name-role-value.html">4.1.2 Name, Role, Value</text:a></text:p>
          </table:table-cell>
          <table:table-cell office:value-type="string" table:content-validation-name="val1" table:style-name="ce85">
            <text:p>Not checked</text:p>
          </table:table-cell>
          <table:table-cell table:style-name="ce14"/>
          <table:table-cell office:value-type="string" table:content-validation-name="val1" table:style-name="ce86">
            <text:p>Not checked</text:p>
          </table:table-cell>
          <table:table-cell table:style-name="ce17"/>
          <table:table-cell office:value-type="string" table:content-validation-name="val1" table:style-name="ce139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Buttons and links use the correct tags or roles</text:p>
          </table:table-cell>
          <table:table-cell office:value-type="string" table:style-name="ce20">
            <text:p><text:a xlink:href="https://www.w3.org/WAI/WCAG21/Understanding/name-role-value.html">4.1.2 Name, Role, Value</text:a></text:p>
          </table:table-cell>
          <table:table-cell office:value-type="string" table:content-validation-name="val1" table:style-name="ce88">
            <text:p>Not checked</text:p>
          </table:table-cell>
          <table:table-cell table:style-name="ce14"/>
          <table:table-cell office:value-type="string" table:content-validation-name="val1" table:style-name="ce87">
            <text:p>Not checked</text:p>
          </table:table-cell>
          <table:table-cell table:style-name="ce17"/>
          <table:table-cell office:value-type="string" table:content-validation-name="val1" table:style-name="ce140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7. Colour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14">
            <text:p>Colour alone is not used to convey information</text:p>
          </table:table-cell>
          <table:table-cell office:value-type="string" table:style-name="ce20">
            <text:p><text:a xlink:href="https://www.w3.org/TR/WCAG21/#use-of-color">1.4.1 Use of Color</text:a></text:p>
          </table:table-cell>
          <table:table-cell office:value-type="string" table:content-validation-name="val1" table:style-name="ce89">
            <text:p>Not checked</text:p>
          </table:table-cell>
          <table:table-cell table:style-name="ce14"/>
          <table:table-cell office:value-type="string" table:content-validation-name="val1" table:style-name="ce90">
            <text:p>Not checked</text:p>
          </table:table-cell>
          <table:table-cell table:style-name="ce17"/>
          <table:table-cell office:value-type="string" table:content-validation-name="val1" table:style-name="ce141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Text larger than 18pt (24px) has a ratio of 3:1 or more</text:p>
          </table:table-cell>
          <table:table-cell office:value-type="string" table:style-name="ce20">
            <text:p><text:a xlink:href="https://www.w3.org/WAI/WCAG21/Understanding/contrast-minimum.html">1.4.3 Contrast (Minimum)</text:a></text:p>
          </table:table-cell>
          <table:table-cell office:value-type="string" table:content-validation-name="val1" table:style-name="ce92">
            <text:p>Not checked</text:p>
          </table:table-cell>
          <table:table-cell table:style-name="ce14"/>
          <table:table-cell office:value-type="string" table:content-validation-name="val1" table:style-name="ce91">
            <text:p>Not checked</text:p>
          </table:table-cell>
          <table:table-cell table:style-name="ce17"/>
          <table:table-cell office:value-type="string" table:content-validation-name="val1" table:style-name="ce142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Text larger than 14pt (19px) and bold has a ratio of 3:1 or more</text:p>
          </table:table-cell>
          <table:table-cell office:value-type="string" table:style-name="ce20">
            <text:p><text:a xlink:href="https://www.w3.org/WAI/WCAG21/Understanding/contrast-minimum.html">1.4.3 Contrast (Minimum)</text:a></text:p>
          </table:table-cell>
          <table:table-cell office:value-type="string" table:content-validation-name="val1" table:style-name="ce94">
            <text:p>Not checked</text:p>
          </table:table-cell>
          <table:table-cell table:style-name="ce14"/>
          <table:table-cell office:value-type="string" table:content-validation-name="val1" table:style-name="ce93">
            <text:p>Not checked</text:p>
          </table:table-cell>
          <table:table-cell table:style-name="ce17"/>
          <table:table-cell office:value-type="string" table:content-validation-name="val1" table:style-name="ce143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Text smaller than 18pt (24px) and not bold has a ratio of 4.5:1</text:p>
          </table:table-cell>
          <table:table-cell office:value-type="string" table:style-name="ce20">
            <text:p><text:a xlink:href="https://www.w3.org/WAI/WCAG21/Understanding/contrast-minimum.html">1.4.3 Contrast (Minimum)</text:a></text:p>
          </table:table-cell>
          <table:table-cell office:value-type="string" table:content-validation-name="val1" table:style-name="ce96">
            <text:p>Not checked</text:p>
          </table:table-cell>
          <table:table-cell table:style-name="ce14"/>
          <table:table-cell office:value-type="string" table:content-validation-name="val1" table:style-name="ce95">
            <text:p>Not checked</text:p>
          </table:table-cell>
          <table:table-cell table:style-name="ce17"/>
          <table:table-cell office:value-type="string" table:content-validation-name="val1" table:style-name="ce144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Non-text elements have a contrast ratio of 3:1</text:p>
          </table:table-cell>
          <table:table-cell office:value-type="string" table:style-name="ce20">
            <text:p><text:a xlink:href="https://www.w3.org/WAI/WCAG21/Understanding/non-text-contrast.html">1.4.11 Non-text Contrast</text:a></text:p>
          </table:table-cell>
          <table:table-cell office:value-type="string" table:content-validation-name="val1" table:style-name="ce104">
            <text:p>Not checked</text:p>
          </table:table-cell>
          <table:table-cell table:style-name="ce14"/>
          <table:table-cell office:value-type="string" table:content-validation-name="val1" table:style-name="ce103">
            <text:p>Not checked</text:p>
          </table:table-cell>
          <table:table-cell table:style-name="ce17"/>
          <table:table-cell office:value-type="string" table:content-validation-name="val1" table:style-name="ce145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Focus styles have a contrast ratio of 3:1</text:p>
          </table:table-cell>
          <table:table-cell office:value-type="string" table:style-name="ce20">
            <text:p><text:a xlink:href="https://www.w3.org/WAI/WCAG21/Understanding/non-text-contrast.html">1.4.11 Non-text Contrast</text:a></text:p>
          </table:table-cell>
          <table:table-cell office:value-type="string" table:content-validation-name="val1" table:style-name="ce102">
            <text:p>Not checked</text:p>
          </table:table-cell>
          <table:table-cell table:style-name="ce14"/>
          <table:table-cell office:value-type="string" table:content-validation-name="val1" table:style-name="ce101">
            <text:p>Not checked</text:p>
          </table:table-cell>
          <table:table-cell table:style-name="ce17"/>
          <table:table-cell office:value-type="string" table:content-validation-name="val1" table:style-name="ce146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8. Images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21">
            <text:p>Alt text for important images is clear and accurate</text:p>
          </table:table-cell>
          <table:table-cell office:value-type="string" table:style-name="ce15">
            <text:p>1.1.1 Non-text Content</text:p>
          </table:table-cell>
          <table:table-cell office:value-type="string" table:content-validation-name="val1" table:style-name="ce97">
            <text:p>Not checked</text:p>
          </table:table-cell>
          <table:table-cell table:style-name="ce14"/>
          <table:table-cell office:value-type="string" table:content-validation-name="val1" table:style-name="ce98">
            <text:p>Not checked</text:p>
          </table:table-cell>
          <table:table-cell table:style-name="ce17"/>
          <table:table-cell office:value-type="string" table:content-validation-name="val1" table:style-name="ce147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Decorative images are hidden from screen readers</text:p>
          </table:table-cell>
          <table:table-cell office:value-type="string" table:style-name="ce15">
            <text:p>1.1.1 Non-text Content</text:p>
          </table:table-cell>
          <table:table-cell office:value-type="string" table:content-validation-name="val1" table:style-name="ce99">
            <text:p>Not checked</text:p>
          </table:table-cell>
          <table:table-cell table:style-name="ce14"/>
          <table:table-cell office:value-type="string" table:content-validation-name="val1" table:style-name="ce105">
            <text:p>Not checked</text:p>
          </table:table-cell>
          <table:table-cell table:style-name="ce17"/>
          <table:table-cell office:value-type="string" table:content-validation-name="val1" table:style-name="ce148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No images of text are being used</text:p>
          </table:table-cell>
          <table:table-cell office:value-type="string" table:style-name="ce20">
            <text:p><text:a xlink:href="https://www.w3.org/WAI/WCAG21/Understanding/images-of-text.html">1.4.5 Images of Text</text:a></text:p>
          </table:table-cell>
          <table:table-cell office:value-type="string" table:content-validation-name="val1" table:style-name="ce100">
            <text:p>Not checked</text:p>
          </table:table-cell>
          <table:table-cell table:style-name="ce14"/>
          <table:table-cell office:value-type="string" table:content-validation-name="val1" table:style-name="ce106">
            <text:p>Not checked</text:p>
          </table:table-cell>
          <table:table-cell table:style-name="ce17"/>
          <table:table-cell office:value-type="string" table:content-validation-name="val1" table:style-name="ce149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9. Announcements and alerts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14">
            <text:p>Any field which causes a validation error is easy to identify</text:p>
          </table:table-cell>
          <table:table-cell office:value-type="string" table:style-name="ce20">
            <text:p><text:a xlink:href="https://www.w3.org/WAI/WCAG21/Understanding/error-identification.html">3.3.1 Error Identification</text:a></text:p>
          </table:table-cell>
          <table:table-cell office:value-type="string" table:content-validation-name="val1" table:style-name="ce108">
            <text:p>Not checked</text:p>
          </table:table-cell>
          <table:table-cell table:style-name="ce14"/>
          <table:table-cell office:value-type="string" table:content-validation-name="val1" table:style-name="ce107">
            <text:p>Not checked</text:p>
          </table:table-cell>
          <table:table-cell table:style-name="ce14"/>
          <table:table-cell office:value-type="string" table:content-validation-name="val1" table:style-name="ce150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7">
          <table:table-cell office:value-type="string" table:style-name="ce21">
            <text:p>Validation errors are explained so its easy to understand how to fix it</text:p>
          </table:table-cell>
          <table:table-cell office:value-type="string" table:style-name="ce20">
            <text:p><text:a xlink:href="https://www.w3.org/WAI/WCAG21/Understanding/error-suggestion.html">3.3.3 Error Suggestion</text:a></text:p>
          </table:table-cell>
          <table:table-cell office:value-type="string" table:content-validation-name="val1" table:style-name="ce109">
            <text:p>Not checked</text:p>
          </table:table-cell>
          <table:table-cell table:style-name="ce14"/>
          <table:table-cell office:value-type="string" table:content-validation-name="val1" table:style-name="ce110">
            <text:p>Not checked</text:p>
          </table:table-cell>
          <table:table-cell table:style-name="ce14"/>
          <table:table-cell office:value-type="string" table:content-validation-name="val1" table:style-name="ce151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Validation errors are announced to screen readers</text:p>
          </table:table-cell>
          <table:table-cell office:value-type="string" table:style-name="ce20">
            <text:p><text:a xlink:href="https://www.w3.org/WAI/WCAG21/Understanding/status-messages.html">4.1.3 Status Messages</text:a></text:p>
          </table:table-cell>
          <table:table-cell office:value-type="string" table:content-validation-name="val1" table:style-name="ce112">
            <text:p>Not checked</text:p>
          </table:table-cell>
          <table:table-cell table:style-name="ce14"/>
          <table:table-cell office:value-type="string" table:content-validation-name="val1" table:style-name="ce111">
            <text:p>Not checked</text:p>
          </table:table-cell>
          <table:table-cell table:style-name="ce14"/>
          <table:table-cell office:value-type="string" table:content-validation-name="val1" table:style-name="ce152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7">
          <table:table-cell office:value-type="string" table:style-name="ce21">
            <text:p>Expanded or collapsed sections are announced to screen readers</text:p>
          </table:table-cell>
          <table:table-cell office:value-type="string" table:style-name="ce20">
            <text:p><text:a xlink:href="https://www.w3.org/WAI/WCAG21/Understanding/status-messages.html">4.1.3 Status Messages</text:a></text:p>
          </table:table-cell>
          <table:table-cell office:value-type="string" table:content-validation-name="val1" table:style-name="ce114">
            <text:p>Not checked</text:p>
          </table:table-cell>
          <table:table-cell table:style-name="ce14"/>
          <table:table-cell office:value-type="string" table:content-validation-name="val1" table:style-name="ce113">
            <text:p>Not checked</text:p>
          </table:table-cell>
          <table:table-cell table:style-name="ce14"/>
          <table:table-cell office:value-type="string" table:content-validation-name="val1" table:style-name="ce153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Notification messages are announced to screen readers</text:p>
          </table:table-cell>
          <table:table-cell office:value-type="string" table:style-name="ce20">
            <text:p><text:a xlink:href="https://www.w3.org/WAI/WCAG21/Understanding/status-messages.html">4.1.3 Status Messages</text:a></text:p>
          </table:table-cell>
          <table:table-cell office:value-type="string" table:content-validation-name="val1" table:style-name="ce115">
            <text:p>Not checked</text:p>
          </table:table-cell>
          <table:table-cell table:style-name="ce14"/>
          <table:table-cell office:value-type="string" table:content-validation-name="val1" table:style-name="ce118">
            <text:p>Not checked</text:p>
          </table:table-cell>
          <table:table-cell table:style-name="ce14"/>
          <table:table-cell office:value-type="string" table:content-validation-name="val1" table:style-name="ce154">
            <text:p>Not checked</text:p>
          </table:table-cell>
          <table:table-cell table:style-name="ce14"/>
          <table:table-cell table:style-name="ce18"/>
          <table:table-cell table:number-columns-repeated="16375"/>
        </table:table-row>
        <table:table-row table:style-name="ro6">
          <table:table-cell office:value-type="string" table:style-name="ce21">
            <text:p>Pop-ups are announced to screen readers</text:p>
          </table:table-cell>
          <table:table-cell office:value-type="string" table:style-name="ce20">
            <text:p><text:a xlink:href="https://www.w3.org/WAI/WCAG21/Understanding/status-messages.html">4.1.3 Status Messages</text:a></text:p>
          </table:table-cell>
          <table:table-cell office:value-type="string" table:content-validation-name="val1" table:style-name="ce116">
            <text:p>Not checked</text:p>
          </table:table-cell>
          <table:table-cell table:style-name="ce14"/>
          <table:table-cell office:value-type="string" table:content-validation-name="val1" table:style-name="ce119">
            <text:p>Not checked</text:p>
          </table:table-cell>
          <table:table-cell table:style-name="ce17"/>
          <table:table-cell office:value-type="string" table:content-validation-name="val1" table:style-name="ce155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0">
            <text:p>10. Session timeouts</text:p>
          </table:table-cell>
          <table:table-cell office:value-type="string" table:style-name="ce11">
            <text:p>WCAG Criterion</text:p>
          </table:table-cell>
          <table:table-cell office:value-type="string" table:style-name="ce12">
            <text:p>Status</text:p>
          </table:table-cell>
          <table:table-cell office:value-type="string" table:style-name="ce10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Observations</text:p>
          </table:table-cell>
          <table:table-cell table:style-name="ce12"/>
          <table:table-cell table:number-columns-repeated="16375" table:style-name="ce13"/>
        </table:table-row>
        <table:table-row table:style-name="ro6">
          <table:table-cell office:value-type="string" table:style-name="ce21">
            <text:p>There is a way to extend session timeouts without losing data</text:p>
          </table:table-cell>
          <table:table-cell office:value-type="string" table:style-name="ce20">
            <text:p><text:a xlink:href="https://www.w3.org/WAI/WCAG21/Understanding/timing-adjustable.html">2.2.1 Timing Adjustable</text:a></text:p>
          </table:table-cell>
          <table:table-cell office:value-type="string" table:content-validation-name="val1" table:style-name="ce117">
            <text:p>Not checked</text:p>
          </table:table-cell>
          <table:table-cell table:style-name="ce14"/>
          <table:table-cell office:value-type="string" table:content-validation-name="val1" table:style-name="ce120">
            <text:p>Not checked</text:p>
          </table:table-cell>
          <table:table-cell table:style-name="ce17"/>
          <table:table-cell office:value-type="string" table:content-validation-name="val1" table:style-name="ce156">
            <text:p>Not checked</text:p>
          </table:table-cell>
          <table:table-cell table:style-name="ce17"/>
          <table:table-cell table:style-name="ce18"/>
          <table:table-cell table:number-columns-repeated="16375"/>
        </table:table-row>
        <table:table-row table:number-rows-repeated="4" table:style-name="ro8">
          <table:table-cell table:number-columns-repeated="2" table:style-name="ce14"/>
          <table:table-cell table:style-name="ce16"/>
          <table:table-cell table:style-name="ce14"/>
          <table:table-cell table:style-name="ce16"/>
          <table:table-cell table:style-name="ce22"/>
          <table:table-cell table:number-columns-repeated="2" table:style-name="ce17"/>
          <table:table-cell table:style-name="ce18"/>
          <table:table-cell table:number-columns-repeated="16375"/>
        </table:table-row>
        <table:table-row table:number-rows-repeated="1048517" table:style-name="ro8">
          <table:table-cell table:number-columns-repeated="16384"/>
        </table:table-row>
      </table:table>
      <table:table table:name="Not_covered" table:style-name="ta1">
        <table:table-column table:style-name="co9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4">
            <text:p>1.2.1: Audio-only and Video-only (Prerecorded)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1.2.2: Captions (Prerecorded)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1.2.3: Audio Description or Media Alternative (Prerecorded)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1.2.4: Captions (Live)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1.2.5: Audio Description (Prerecorded)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1.3.2: Meaningful Sequence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1.3.3: Sensory Characteristics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1.3.5: Identify Input Purpose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1.4.2: Audio Control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1.4.12: Text Spacing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1.4.13: Content on Hover or Focus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2.1.4: Character Key Shortcuts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2.2.2: Pause, Stop, Hide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2.3.1: Three Flashes or Below Threshold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2.4.5: Multiple Ways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2.5.1: Pointer Gestures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2.5.2: Pointer Cancellation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2.5.3: Label in Name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2.5.4: Motion Actuation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3.1.1: Language of Page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3.1.2: Language of Parts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3.2.2: On Input</text:p>
          </table:table-cell>
          <table:table-cell table:number-columns-repeated="16383"/>
        </table:table-row>
        <table:table-row table:style-name="ro9">
          <table:table-cell office:value-type="string" table:style-name="ce24">
            <text:p>3.3.4: Error Prevention (Legal, Financial, Data)</text:p>
          </table:table-cell>
          <table:table-cell table:number-columns-repeated="16383"/>
        </table:table-row>
        <table:table-row table:style-name="ro9">
          <table:table-cell table:number-columns-repeated="16384"/>
        </table:table-row>
        <table:table-row table:number-rows-repeated="2" table:style-name="ro9">
          <table:table-cell table:style-name="ce24"/>
          <table:table-cell table:number-columns-repeated="16383"/>
        </table:table-row>
        <table:table-row table:number-rows-repeated="36" table:style-name="ro9">
          <table:table-cell table:style-name="ce25"/>
          <table:table-cell table:number-columns-repeated="16383"/>
        </table:table-row>
        <table:table-row table:number-rows-repeated="1048514" table:style-name="ro9">
          <table:table-cell table:number-columns-repeated="16384"/>
        </table:table-row>
      </table:table>
      <table:table table:name="Data_items" table:style-name="ta1">
        <table:table-column table:style-name="co2" table:number-columns-repeated="16384" table:default-cell-style-name="ce1"/>
        <table:table-row table:style-name="ro9">
          <table:table-cell office:value-type="string" table:style-name="ce1">
            <text:p>Not checked</text:p>
          </table:table-cell>
          <table:table-cell table:number-columns-repeated="16383"/>
        </table:table-row>
        <table:table-row table:style-name="ro9">
          <table:table-cell office:value-type="string" table:style-name="ce1">
            <text:p>Passed</text:p>
          </table:table-cell>
          <table:table-cell table:number-columns-repeated="16383"/>
        </table:table-row>
        <table:table-row table:style-name="ro9">
          <table:table-cell office:value-type="string" table:style-name="ce1">
            <text:p>Failed</text:p>
          </table:table-cell>
          <table:table-cell table:number-columns-repeated="16383"/>
        </table:table-row>
        <table:table-row table:style-name="ro9">
          <table:table-cell office:value-type="string" table:style-name="ce1">
            <text:p>Not sure</text:p>
          </table:table-cell>
          <table:table-cell table:number-columns-repeated="16383"/>
        </table:table-row>
        <table:table-row table:style-name="ro9">
          <table:table-cell office:value-type="string" table:style-name="ce1">
            <text:p>Not applicable</text:p>
          </table:table-cell>
          <table:table-cell table:number-columns-repeated="16383"/>
        </table:table-row>
        <table:table-row table:number-rows-repeated="1048571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Helvetica" svg:font-family="Helvetica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EB9C"/>
      <style:text-properties fo:color="#9C5700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D9E1F2"/>
      <style:text-properties fo:color="#3A3838"/>
    </style:style>
    <style:style style:name="cf5" style:family="table-cell" style:data-style-name="N0">
      <style:table-cell-properties fo:background-color="#D9D9D9"/>
      <style:text-properties fo:color="#3A3838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6" style:family="table-cell">
      <style:table-cell-properties fo:background-color="#FFC7CE"/>
      <style:text-properties fo:color="#9C0006" style:font-family-generic="swiss"/>
    </style:style>
    <style:style style:name="cf7" style:family="table-cell">
      <style:table-cell-properties fo:background-color="#D9E1F2"/>
      <style:text-properties fo:color="#3A3838" style:font-family-generic="swiss"/>
    </style:style>
    <style:style style:name="cf8" style:family="table-cell">
      <style:table-cell-properties fo:background-color="#D9D9D9"/>
      <style:text-properties fo:color="#3A3838" style:font-family-generic="swiss"/>
    </style:style>
    <style:style style:name="cf9" style:family="table-cell">
      <style:table-cell-properties fo:background-color="#FFEB9C"/>
      <style:text-properties fo:color="#9C5700" style:font-family-generic="swiss"/>
    </style:style>
    <style:style style:name="cf10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5</meta:generator>
    <meta:initial-creator>Microsoft Office User</meta:initial-creator>
    <dc:creator>Microsoft Office User</dc:creator>
    <meta:creation-date>2022-01-21T13:23:55Z</meta:creation-date>
    <dc:date>2022-03-03T15:23:56Z</dc:date>
  </office:meta>
</office:document-meta>
</file>